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c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ector reduction (combine) exa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31 variants of combine(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on arrays of 20 sizes from 1 to 3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3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Accumulator 2</text:p>
          </table:table-cell>
          <table:table-cell office:value-type="string" table:style-name="ce1">
            <text:p>Accumulator 3</text:p>
          </table:table-cell>
          <table:table-cell office:value-type="string" table:style-name="ce1">
            <text:p>Accumulator 4</text:p>
          </table:table-cell>
          <table:table-cell office:value-type="string" table:style-name="ce1">
            <text:p>Accumulator 5</text:p>
          </table:table-cell>
          <table:table-cell office:value-type="string" table:style-name="ce1">
            <text:p>Accumulator 6</text:p>
          </table:table-cell>
          <table:table-cell office:value-type="string" table:style-name="ce1">
            <text:p>Accumulator 7</text:p>
          </table:table-cell>
          <table:table-cell office:value-type="string" table:style-name="ce1">
            <text:p>Accumulator 8</text:p>
          </table:table-cell>
          <table:table-cell office:value-type="string" table:style-name="ce1">
            <text:p>Accumulator 9</text:p>
          </table:table-cell>
          <table:table-cell office:value-type="string" table:style-name="ce1">
            <text:p>Accumulator 10</text:p>
          </table:table-cell>
          <table:table-cell office:value-type="string" table:style-name="ce1">
            <text:p>Reassociative 2</text:p>
          </table:table-cell>
          <table:table-cell office:value-type="string" table:style-name="ce1">
            <text:p>Reassociative 3</text:p>
          </table:table-cell>
          <table:table-cell office:value-type="string" table:style-name="ce1">
            <text:p>Reassociative 4</text:p>
          </table:table-cell>
          <table:table-cell office:value-type="string" table:style-name="ce1">
            <text:p>Reassociative 5</text:p>
          </table:table-cell>
          <table:table-cell office:value-type="string" table:style-name="ce1">
            <text:p>Reassociative 6</text:p>
          </table:table-cell>
          <table:table-cell office:value-type="string" table:style-name="ce1">
            <text:p>Reassociative 7</text:p>
          </table:table-cell>
          <table:table-cell office:value-type="string" table:style-name="ce1">
            <text:p>Reassociative 8</text:p>
          </table:table-cell>
          <table:table-cell office:value-type="string" table:style-name="ce1">
            <text:p>Reassociative 9</text:p>
          </table:table-cell>
          <table:table-cell office:value-type="string" table:style-name="ce1">
            <text:p>Reassociative 10</text:p>
          </table:table-cell>
          <table:table-cell table:number-columns-repeated="16365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3278" table:style-name="ce1">
            <text:p>13278</text:p>
          </table:table-cell>
          <table:table-cell office:value-type="float" office:value="12069" table:style-name="ce1">
            <text:p>12069</text:p>
          </table:table-cell>
          <table:table-cell office:value-type="float" office:value="15927" table:style-name="ce1">
            <text:p>15927</text:p>
          </table:table-cell>
          <table:table-cell office:value-type="float" office:value="12174" table:style-name="ce1">
            <text:p>12174</text:p>
          </table:table-cell>
          <table:table-cell office:value-type="float" office:value="12288" table:style-name="ce1">
            <text:p>12288</text:p>
          </table:table-cell>
          <table:table-cell office:value-type="float" office:value="18486" table:style-name="ce1">
            <text:p>18486</text:p>
          </table:table-cell>
          <table:table-cell office:value-type="float" office:value="14766" table:style-name="ce1">
            <text:p>14766</text:p>
          </table:table-cell>
          <table:table-cell office:value-type="float" office:value="16731" table:style-name="ce1">
            <text:p>16731</text:p>
          </table:table-cell>
          <table:table-cell office:value-type="float" office:value="18648" table:style-name="ce1">
            <text:p>18648</text:p>
          </table:table-cell>
          <table:table-cell office:value-type="float" office:value="12033" table:style-name="ce1">
            <text:p>12033</text:p>
          </table:table-cell>
          <table:table-cell office:value-type="float" office:value="12039" table:style-name="ce1">
            <text:p>12039</text:p>
          </table:table-cell>
          <table:table-cell office:value-type="float" office:value="12144" table:style-name="ce1">
            <text:p>12144</text:p>
          </table:table-cell>
          <table:table-cell office:value-type="float" office:value="13323" table:style-name="ce1">
            <text:p>13323</text:p>
          </table:table-cell>
          <table:table-cell office:value-type="float" office:value="12195" table:style-name="ce1">
            <text:p>12195</text:p>
          </table:table-cell>
          <table:table-cell office:value-type="float" office:value="12195" table:style-name="ce1">
            <text:p>12195</text:p>
          </table:table-cell>
          <table:table-cell office:value-type="float" office:value="12177" table:style-name="ce1">
            <text:p>12177</text:p>
          </table:table-cell>
          <table:table-cell office:value-type="float" office:value="13464" table:style-name="ce1">
            <text:p>13464</text:p>
          </table:table-cell>
          <table:table-cell office:value-type="float" office:value="12150" table:style-name="ce1">
            <text:p>12150</text:p>
          </table:table-cell>
          <table:table-cell table:number-columns-repeated="16365"/>
        </table:table-row>
        <table:table-row table:style-name="ro1">
          <table:table-cell office:value-type="float" office:value="24000" table:style-name="ce1">
            <text:p>24000</text:p>
          </table:table-cell>
          <table:table-cell office:value-type="float" office:value="19893" table:style-name="ce1">
            <text:p>19893</text:p>
          </table:table-cell>
          <table:table-cell office:value-type="float" office:value="22437" table:style-name="ce1">
            <text:p>22437</text:p>
          </table:table-cell>
          <table:table-cell office:value-type="float" office:value="19941" table:style-name="ce1">
            <text:p>19941</text:p>
          </table:table-cell>
          <table:table-cell office:value-type="float" office:value="17763" table:style-name="ce1">
            <text:p>17763</text:p>
          </table:table-cell>
          <table:table-cell office:value-type="float" office:value="17550" table:style-name="ce1">
            <text:p>17550</text:p>
          </table:table-cell>
          <table:table-cell office:value-type="float" office:value="23742" table:style-name="ce1">
            <text:p>23742</text:p>
          </table:table-cell>
          <table:table-cell office:value-type="float" office:value="25128" table:style-name="ce1">
            <text:p>25128</text:p>
          </table:table-cell>
          <table:table-cell office:value-type="float" office:value="24300" table:style-name="ce1">
            <text:p>24300</text:p>
          </table:table-cell>
          <table:table-cell office:value-type="float" office:value="24387" table:style-name="ce1">
            <text:p>24387</text:p>
          </table:table-cell>
          <table:table-cell office:value-type="float" office:value="26424" table:style-name="ce1">
            <text:p>26424</text:p>
          </table:table-cell>
          <table:table-cell office:value-type="float" office:value="22341" table:style-name="ce1">
            <text:p>22341</text:p>
          </table:table-cell>
          <table:table-cell office:value-type="float" office:value="16878" table:style-name="ce1">
            <text:p>16878</text:p>
          </table:table-cell>
          <table:table-cell office:value-type="float" office:value="18048" table:style-name="ce1">
            <text:p>18048</text:p>
          </table:table-cell>
          <table:table-cell office:value-type="float" office:value="17352" table:style-name="ce1">
            <text:p>17352</text:p>
          </table:table-cell>
          <table:table-cell office:value-type="float" office:value="23709" table:style-name="ce1">
            <text:p>23709</text:p>
          </table:table-cell>
          <table:table-cell office:value-type="float" office:value="21906" table:style-name="ce1">
            <text:p>21906</text:p>
          </table:table-cell>
          <table:table-cell office:value-type="float" office:value="21813" table:style-name="ce1">
            <text:p>21813</text:p>
          </table:table-cell>
          <table:table-cell office:value-type="float" office:value="21630" table:style-name="ce1">
            <text:p>21630</text:p>
          </table:table-cell>
          <table:table-cell table:number-columns-repeated="16365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63399" table:style-name="ce1">
            <text:p>63399</text:p>
          </table:table-cell>
          <table:table-cell office:value-type="float" office:value="63423" table:style-name="ce1">
            <text:p>63423</text:p>
          </table:table-cell>
          <table:table-cell office:value-type="float" office:value="49794" table:style-name="ce1">
            <text:p>49794</text:p>
          </table:table-cell>
          <table:table-cell office:value-type="float" office:value="45627" table:style-name="ce1">
            <text:p>45627</text:p>
          </table:table-cell>
          <table:table-cell office:value-type="float" office:value="51159" table:style-name="ce1">
            <text:p>51159</text:p>
          </table:table-cell>
          <table:table-cell office:value-type="float" office:value="52335" table:style-name="ce1">
            <text:p>52335</text:p>
          </table:table-cell>
          <table:table-cell office:value-type="float" office:value="60072" table:style-name="ce1">
            <text:p>60072</text:p>
          </table:table-cell>
          <table:table-cell office:value-type="float" office:value="51066" table:style-name="ce1">
            <text:p>51066</text:p>
          </table:table-cell>
          <table:table-cell office:value-type="float" office:value="63624" table:style-name="ce1">
            <text:p>63624</text:p>
          </table:table-cell>
          <table:table-cell office:value-type="float" office:value="71013" table:style-name="ce1">
            <text:p>71013</text:p>
          </table:table-cell>
          <table:table-cell office:value-type="float" office:value="64734" table:style-name="ce1">
            <text:p>64734</text:p>
          </table:table-cell>
          <table:table-cell office:value-type="float" office:value="48240" table:style-name="ce1">
            <text:p>48240</text:p>
          </table:table-cell>
          <table:table-cell office:value-type="float" office:value="45483" table:style-name="ce1">
            <text:p>45483</text:p>
          </table:table-cell>
          <table:table-cell office:value-type="float" office:value="51132" table:style-name="ce1">
            <text:p>51132</text:p>
          </table:table-cell>
          <table:table-cell office:value-type="float" office:value="53172" table:style-name="ce1">
            <text:p>53172</text:p>
          </table:table-cell>
          <table:table-cell office:value-type="float" office:value="59340" table:style-name="ce1">
            <text:p>59340</text:p>
          </table:table-cell>
          <table:table-cell office:value-type="float" office:value="49848" table:style-name="ce1">
            <text:p>49848</text:p>
          </table:table-cell>
          <table:table-cell office:value-type="float" office:value="63657" table:style-name="ce1">
            <text:p>63657</text:p>
          </table:table-cell>
          <table:table-cell table:number-columns-repeated="16365"/>
        </table:table-row>
        <table:table-row table:style-name="ro1">
          <table:table-cell office:value-type="float" office:value="200000" table:style-name="ce1">
            <text:p>200000</text:p>
          </table:table-cell>
          <table:table-cell office:value-type="float" office:value="166893" table:style-name="ce1">
            <text:p>166893</text:p>
          </table:table-cell>
          <table:table-cell office:value-type="float" office:value="163053" table:style-name="ce1">
            <text:p>163053</text:p>
          </table:table-cell>
          <table:table-cell office:value-type="float" office:value="202182" table:style-name="ce1">
            <text:p>202182</text:p>
          </table:table-cell>
          <table:table-cell office:value-type="float" office:value="98937" table:style-name="ce1">
            <text:p>98937</text:p>
          </table:table-cell>
          <table:table-cell office:value-type="float" office:value="107775" table:style-name="ce1">
            <text:p>107775</text:p>
          </table:table-cell>
          <table:table-cell office:value-type="float" office:value="100392" table:style-name="ce1">
            <text:p>100392</text:p>
          </table:table-cell>
          <table:table-cell office:value-type="float" office:value="115563" table:style-name="ce1">
            <text:p>115563</text:p>
          </table:table-cell>
          <table:table-cell office:value-type="float" office:value="104964" table:style-name="ce1">
            <text:p>104964</text:p>
          </table:table-cell>
          <table:table-cell office:value-type="float" office:value="105477" table:style-name="ce1">
            <text:p>105477</text:p>
          </table:table-cell>
          <table:table-cell office:value-type="float" office:value="168186" table:style-name="ce1">
            <text:p>168186</text:p>
          </table:table-cell>
          <table:table-cell office:value-type="float" office:value="164298" table:style-name="ce1">
            <text:p>164298</text:p>
          </table:table-cell>
          <table:table-cell office:value-type="float" office:value="106209" table:style-name="ce1">
            <text:p>106209</text:p>
          </table:table-cell>
          <table:table-cell office:value-type="float" office:value="96231" table:style-name="ce1">
            <text:p>96231</text:p>
          </table:table-cell>
          <table:table-cell office:value-type="float" office:value="107031" table:style-name="ce1">
            <text:p>107031</text:p>
          </table:table-cell>
          <table:table-cell office:value-type="float" office:value="101829" table:style-name="ce1">
            <text:p>101829</text:p>
          </table:table-cell>
          <table:table-cell office:value-type="float" office:value="115698" table:style-name="ce1">
            <text:p>115698</text:p>
          </table:table-cell>
          <table:table-cell office:value-type="float" office:value="106440" table:style-name="ce1">
            <text:p>106440</text:p>
          </table:table-cell>
          <table:table-cell office:value-type="float" office:value="105297" table:style-name="ce1">
            <text:p>105297</text:p>
          </table:table-cell>
          <table:table-cell table:number-columns-repeated="16365"/>
        </table:table-row>
        <table:table-row table:style-name="ro1">
          <table:table-cell office:value-type="float" office:value="354000" table:style-name="ce1">
            <text:p>354000</text:p>
          </table:table-cell>
          <table:table-cell office:value-type="float" office:value="362253" table:style-name="ce1">
            <text:p>362253</text:p>
          </table:table-cell>
          <table:table-cell office:value-type="float" office:value="241974" table:style-name="ce1">
            <text:p>241974</text:p>
          </table:table-cell>
          <table:table-cell office:value-type="float" office:value="196950" table:style-name="ce1">
            <text:p>196950</text:p>
          </table:table-cell>
          <table:table-cell office:value-type="float" office:value="176370" table:style-name="ce1">
            <text:p>176370</text:p>
          </table:table-cell>
          <table:table-cell office:value-type="float" office:value="168570" table:style-name="ce1">
            <text:p>168570</text:p>
          </table:table-cell>
          <table:table-cell office:value-type="float" office:value="158577" table:style-name="ce1">
            <text:p>158577</text:p>
          </table:table-cell>
          <table:table-cell office:value-type="float" office:value="150891" table:style-name="ce1">
            <text:p>150891</text:p>
          </table:table-cell>
          <table:table-cell office:value-type="float" office:value="179682" table:style-name="ce1">
            <text:p>179682</text:p>
          </table:table-cell>
          <table:table-cell office:value-type="float" office:value="186873" table:style-name="ce1">
            <text:p>186873</text:p>
          </table:table-cell>
          <table:table-cell office:value-type="float" office:value="335283" table:style-name="ce1">
            <text:p>335283</text:p>
          </table:table-cell>
          <table:table-cell office:value-type="float" office:value="234864" table:style-name="ce1">
            <text:p>234864</text:p>
          </table:table-cell>
          <table:table-cell office:value-type="float" office:value="196413" table:style-name="ce1">
            <text:p>196413</text:p>
          </table:table-cell>
          <table:table-cell office:value-type="float" office:value="178770" table:style-name="ce1">
            <text:p>178770</text:p>
          </table:table-cell>
          <table:table-cell office:value-type="float" office:value="170856" table:style-name="ce1">
            <text:p>170856</text:p>
          </table:table-cell>
          <table:table-cell office:value-type="float" office:value="166218" table:style-name="ce1">
            <text:p>166218</text:p>
          </table:table-cell>
          <table:table-cell office:value-type="float" office:value="169050" table:style-name="ce1">
            <text:p>169050</text:p>
          </table:table-cell>
          <table:table-cell office:value-type="float" office:value="196650" table:style-name="ce1">
            <text:p>196650</text:p>
          </table:table-cell>
          <table:table-cell office:value-type="float" office:value="209421" table:style-name="ce1">
            <text:p>209421</text:p>
          </table:table-cell>
          <table:table-cell table:number-columns-repeated="16365"/>
        </table:table-row>
        <table:table-row table:style-name="ro1">
          <table:table-cell office:value-type="float" office:value="552000" table:style-name="ce1">
            <text:p>552000</text:p>
          </table:table-cell>
          <table:table-cell office:value-type="float" office:value="616326" table:style-name="ce1">
            <text:p>616326</text:p>
          </table:table-cell>
          <table:table-cell office:value-type="float" office:value="410445" table:style-name="ce1">
            <text:p>410445</text:p>
          </table:table-cell>
          <table:table-cell office:value-type="float" office:value="319824" table:style-name="ce1">
            <text:p>319824</text:p>
          </table:table-cell>
          <table:table-cell office:value-type="float" office:value="275709" table:style-name="ce1">
            <text:p>275709</text:p>
          </table:table-cell>
          <table:table-cell office:value-type="float" office:value="239883" table:style-name="ce1">
            <text:p>239883</text:p>
          </table:table-cell>
          <table:table-cell office:value-type="float" office:value="240774" table:style-name="ce1">
            <text:p>240774</text:p>
          </table:table-cell>
          <table:table-cell office:value-type="float" office:value="229914" table:style-name="ce1">
            <text:p>229914</text:p>
          </table:table-cell>
          <table:table-cell office:value-type="float" office:value="244632" table:style-name="ce1">
            <text:p>244632</text:p>
          </table:table-cell>
          <table:table-cell office:value-type="float" office:value="246546" table:style-name="ce1">
            <text:p>246546</text:p>
          </table:table-cell>
          <table:table-cell office:value-type="float" office:value="592962" table:style-name="ce1">
            <text:p>592962</text:p>
          </table:table-cell>
          <table:table-cell office:value-type="float" office:value="402444" table:style-name="ce1">
            <text:p>402444</text:p>
          </table:table-cell>
          <table:table-cell office:value-type="float" office:value="319401" table:style-name="ce1">
            <text:p>319401</text:p>
          </table:table-cell>
          <table:table-cell office:value-type="float" office:value="274695" table:style-name="ce1">
            <text:p>274695</text:p>
          </table:table-cell>
          <table:table-cell office:value-type="float" office:value="244035" table:style-name="ce1">
            <text:p>244035</text:p>
          </table:table-cell>
          <table:table-cell office:value-type="float" office:value="252432" table:style-name="ce1">
            <text:p>252432</text:p>
          </table:table-cell>
          <table:table-cell office:value-type="float" office:value="266544" table:style-name="ce1">
            <text:p>266544</text:p>
          </table:table-cell>
          <table:table-cell office:value-type="float" office:value="283617" table:style-name="ce1">
            <text:p>283617</text:p>
          </table:table-cell>
          <table:table-cell office:value-type="float" office:value="296562" table:style-name="ce1">
            <text:p>296562</text:p>
          </table:table-cell>
          <table:table-cell table:number-columns-repeated="16365"/>
        </table:table-row>
        <table:table-row table:style-name="ro1">
          <table:table-cell office:value-type="float" office:value="794000" table:style-name="ce1">
            <text:p>794000</text:p>
          </table:table-cell>
          <table:table-cell office:value-type="float" office:value="924099" table:style-name="ce1">
            <text:p>924099</text:p>
          </table:table-cell>
          <table:table-cell office:value-type="float" office:value="638397" table:style-name="ce1">
            <text:p>638397</text:p>
          </table:table-cell>
          <table:table-cell office:value-type="float" office:value="497835" table:style-name="ce1">
            <text:p>497835</text:p>
          </table:table-cell>
          <table:table-cell office:value-type="float" office:value="405357" table:style-name="ce1">
            <text:p>405357</text:p>
          </table:table-cell>
          <table:table-cell office:value-type="float" office:value="348057" table:style-name="ce1">
            <text:p>348057</text:p>
          </table:table-cell>
          <table:table-cell office:value-type="float" office:value="339585" table:style-name="ce1">
            <text:p>339585</text:p>
          </table:table-cell>
          <table:table-cell office:value-type="float" office:value="322347" table:style-name="ce1">
            <text:p>322347</text:p>
          </table:table-cell>
          <table:table-cell office:value-type="float" office:value="307902" table:style-name="ce1">
            <text:p>307902</text:p>
          </table:table-cell>
          <table:table-cell office:value-type="float" office:value="329229" table:style-name="ce1">
            <text:p>329229</text:p>
          </table:table-cell>
          <table:table-cell office:value-type="float" office:value="897138" table:style-name="ce1">
            <text:p>897138</text:p>
          </table:table-cell>
          <table:table-cell office:value-type="float" office:value="623835" table:style-name="ce1">
            <text:p>623835</text:p>
          </table:table-cell>
          <table:table-cell office:value-type="float" office:value="494679" table:style-name="ce1">
            <text:p>494679</text:p>
          </table:table-cell>
          <table:table-cell office:value-type="float" office:value="417642" table:style-name="ce1">
            <text:p>417642</text:p>
            <draw:frame draw:z-index="1" draw:id="id0" draw:style-name="a0" draw:name="Chart 1" svg:x="0.53125in" svg:y="0.11979in" svg:width="9.01042in" svg:height="5.4635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350106" table:style-name="ce1">
            <text:p>350106</text:p>
          </table:table-cell>
          <table:table-cell office:value-type="float" office:value="360411" table:style-name="ce1">
            <text:p>360411</text:p>
          </table:table-cell>
          <table:table-cell office:value-type="float" office:value="374049" table:style-name="ce1">
            <text:p>374049</text:p>
          </table:table-cell>
          <table:table-cell office:value-type="float" office:value="374241" table:style-name="ce1">
            <text:p>374241</text:p>
          </table:table-cell>
          <table:table-cell office:value-type="float" office:value="414516" table:style-name="ce1">
            <text:p>414516</text:p>
          </table:table-cell>
          <table:table-cell table:number-columns-repeated="16365"/>
        </table:table-row>
        <table:table-row table:style-name="ro1">
          <table:table-cell office:value-type="float" office:value="1080000" table:style-name="ce1">
            <text:p>1080000</text:p>
          </table:table-cell>
          <table:table-cell office:value-type="float" office:value="1292733" table:style-name="ce1">
            <text:p>1292733</text:p>
          </table:table-cell>
          <table:table-cell office:value-type="float" office:value="884775" table:style-name="ce1">
            <text:p>884775</text:p>
          </table:table-cell>
          <table:table-cell office:value-type="float" office:value="680295" table:style-name="ce1">
            <text:p>680295</text:p>
          </table:table-cell>
          <table:table-cell office:value-type="float" office:value="555234" table:style-name="ce1">
            <text:p>555234</text:p>
          </table:table-cell>
          <table:table-cell office:value-type="float" office:value="465561" table:style-name="ce1">
            <text:p>465561</text:p>
          </table:table-cell>
          <table:table-cell office:value-type="float" office:value="427200" table:style-name="ce1">
            <text:p>427200</text:p>
          </table:table-cell>
          <table:table-cell office:value-type="float" office:value="415197" table:style-name="ce1">
            <text:p>415197</text:p>
          </table:table-cell>
          <table:table-cell office:value-type="float" office:value="400878" table:style-name="ce1">
            <text:p>400878</text:p>
          </table:table-cell>
          <table:table-cell office:value-type="float" office:value="406581" table:style-name="ce1">
            <text:p>406581</text:p>
          </table:table-cell>
          <table:table-cell office:value-type="float" office:value="1269336" table:style-name="ce1">
            <text:p>1269336</text:p>
          </table:table-cell>
          <table:table-cell office:value-type="float" office:value="877893" table:style-name="ce1">
            <text:p>877893</text:p>
          </table:table-cell>
          <table:table-cell office:value-type="float" office:value="671742" table:style-name="ce1">
            <text:p>671742</text:p>
          </table:table-cell>
          <table:table-cell office:value-type="float" office:value="561021" table:style-name="ce1">
            <text:p>561021</text:p>
          </table:table-cell>
          <table:table-cell office:value-type="float" office:value="469365" table:style-name="ce1">
            <text:p>469365</text:p>
          </table:table-cell>
          <table:table-cell office:value-type="float" office:value="482238" table:style-name="ce1">
            <text:p>482238</text:p>
          </table:table-cell>
          <table:table-cell office:value-type="float" office:value="493899" table:style-name="ce1">
            <text:p>493899</text:p>
          </table:table-cell>
          <table:table-cell office:value-type="float" office:value="502512" table:style-name="ce1">
            <text:p>502512</text:p>
          </table:table-cell>
          <table:table-cell office:value-type="float" office:value="527220" table:style-name="ce1">
            <text:p>527220</text:p>
          </table:table-cell>
          <table:table-cell table:number-columns-repeated="16365"/>
        </table:table-row>
        <table:table-row table:style-name="ro1">
          <table:table-cell office:value-type="float" office:value="1410000" table:style-name="ce1">
            <text:p>1410000</text:p>
          </table:table-cell>
          <table:table-cell office:value-type="float" office:value="1711173" table:style-name="ce1">
            <text:p>1711173</text:p>
          </table:table-cell>
          <table:table-cell office:value-type="float" office:value="1166799" table:style-name="ce1">
            <text:p>1166799</text:p>
          </table:table-cell>
          <table:table-cell office:value-type="float" office:value="891900" table:style-name="ce1">
            <text:p>891900</text:p>
          </table:table-cell>
          <table:table-cell office:value-type="float" office:value="725301" table:style-name="ce1">
            <text:p>725301</text:p>
          </table:table-cell>
          <table:table-cell office:value-type="float" office:value="619350" table:style-name="ce1">
            <text:p>619350</text:p>
          </table:table-cell>
          <table:table-cell office:value-type="float" office:value="563508" table:style-name="ce1">
            <text:p>563508</text:p>
          </table:table-cell>
          <table:table-cell office:value-type="float" office:value="605427" table:style-name="ce1">
            <text:p>605427</text:p>
          </table:table-cell>
          <table:table-cell office:value-type="float" office:value="539343" table:style-name="ce1">
            <text:p>539343</text:p>
          </table:table-cell>
          <table:table-cell office:value-type="float" office:value="541053" table:style-name="ce1">
            <text:p>541053</text:p>
          </table:table-cell>
          <table:table-cell office:value-type="float" office:value="1681932" table:style-name="ce1">
            <text:p>1681932</text:p>
          </table:table-cell>
          <table:table-cell office:value-type="float" office:value="1154652" table:style-name="ce1">
            <text:p>1154652</text:p>
          </table:table-cell>
          <table:table-cell office:value-type="float" office:value="893310" table:style-name="ce1">
            <text:p>893310</text:p>
          </table:table-cell>
          <table:table-cell office:value-type="float" office:value="731115" table:style-name="ce1">
            <text:p>731115</text:p>
          </table:table-cell>
          <table:table-cell office:value-type="float" office:value="640380" table:style-name="ce1">
            <text:p>640380</text:p>
          </table:table-cell>
          <table:table-cell office:value-type="float" office:value="629379" table:style-name="ce1">
            <text:p>629379</text:p>
          </table:table-cell>
          <table:table-cell office:value-type="float" office:value="624774" table:style-name="ce1">
            <text:p>624774</text:p>
          </table:table-cell>
          <table:table-cell office:value-type="float" office:value="671805" table:style-name="ce1">
            <text:p>671805</text:p>
          </table:table-cell>
          <table:table-cell office:value-type="float" office:value="702909" table:style-name="ce1">
            <text:p>702909</text:p>
          </table:table-cell>
          <table:table-cell table:number-columns-repeated="16365"/>
        </table:table-row>
        <table:table-row table:style-name="ro1">
          <table:table-cell office:value-type="float" office:value="1784000" table:style-name="ce1">
            <text:p>1784000</text:p>
          </table:table-cell>
          <table:table-cell office:value-type="float" office:value="2192301" table:style-name="ce1">
            <text:p>2192301</text:p>
          </table:table-cell>
          <table:table-cell office:value-type="float" office:value="1482690" table:style-name="ce1">
            <text:p>1482690</text:p>
          </table:table-cell>
          <table:table-cell office:value-type="float" office:value="1226097" table:style-name="ce1">
            <text:p>1226097</text:p>
          </table:table-cell>
          <table:table-cell office:value-type="float" office:value="917724" table:style-name="ce1">
            <text:p>917724</text:p>
          </table:table-cell>
          <table:table-cell office:value-type="float" office:value="784758" table:style-name="ce1">
            <text:p>784758</text:p>
          </table:table-cell>
          <table:table-cell office:value-type="float" office:value="692556" table:style-name="ce1">
            <text:p>692556</text:p>
          </table:table-cell>
          <table:table-cell office:value-type="float" office:value="747135" table:style-name="ce1">
            <text:p>747135</text:p>
          </table:table-cell>
          <table:table-cell office:value-type="float" office:value="657396" table:style-name="ce1">
            <text:p>657396</text:p>
          </table:table-cell>
          <table:table-cell office:value-type="float" office:value="655797" table:style-name="ce1">
            <text:p>655797</text:p>
          </table:table-cell>
          <table:table-cell office:value-type="float" office:value="2341884" table:style-name="ce1">
            <text:p>2341884</text:p>
          </table:table-cell>
          <table:table-cell office:value-type="float" office:value="1471791" table:style-name="ce1">
            <text:p>1471791</text:p>
          </table:table-cell>
          <table:table-cell office:value-type="float" office:value="1124490" table:style-name="ce1">
            <text:p>1124490</text:p>
          </table:table-cell>
          <table:table-cell office:value-type="float" office:value="925173" table:style-name="ce1">
            <text:p>925173</text:p>
          </table:table-cell>
          <table:table-cell office:value-type="float" office:value="801093" table:style-name="ce1">
            <text:p>801093</text:p>
          </table:table-cell>
          <table:table-cell office:value-type="float" office:value="781848" table:style-name="ce1">
            <text:p>781848</text:p>
          </table:table-cell>
          <table:table-cell office:value-type="float" office:value="908847" table:style-name="ce1">
            <text:p>908847</text:p>
          </table:table-cell>
          <table:table-cell office:value-type="float" office:value="837087" table:style-name="ce1">
            <text:p>837087</text:p>
          </table:table-cell>
          <table:table-cell office:value-type="float" office:value="872766" table:style-name="ce1">
            <text:p>872766</text:p>
          </table:table-cell>
          <table:table-cell table:number-columns-repeated="16365"/>
        </table:table-row>
        <table:table-row table:style-name="ro1">
          <table:table-cell office:value-type="float" office:value="2202000" table:style-name="ce1">
            <text:p>2202000</text:p>
          </table:table-cell>
          <table:table-cell office:value-type="float" office:value="2726592" table:style-name="ce1">
            <text:p>2726592</text:p>
          </table:table-cell>
          <table:table-cell office:value-type="float" office:value="1842978" table:style-name="ce1">
            <text:p>1842978</text:p>
          </table:table-cell>
          <table:table-cell office:value-type="float" office:value="1397928" table:style-name="ce1">
            <text:p>1397928</text:p>
          </table:table-cell>
          <table:table-cell office:value-type="float" office:value="1134933" table:style-name="ce1">
            <text:p>1134933</text:p>
          </table:table-cell>
          <table:table-cell office:value-type="float" office:value="959091" table:style-name="ce1">
            <text:p>959091</text:p>
          </table:table-cell>
          <table:table-cell office:value-type="float" office:value="841062" table:style-name="ce1">
            <text:p>841062</text:p>
          </table:table-cell>
          <table:table-cell office:value-type="float" office:value="804939" table:style-name="ce1">
            <text:p>804939</text:p>
          </table:table-cell>
          <table:table-cell office:value-type="float" office:value="810180" table:style-name="ce1">
            <text:p>810180</text:p>
          </table:table-cell>
          <table:table-cell office:value-type="float" office:value="801969" table:style-name="ce1">
            <text:p>801969</text:p>
          </table:table-cell>
          <table:table-cell office:value-type="float" office:value="2701053" table:style-name="ce1">
            <text:p>2701053</text:p>
          </table:table-cell>
          <table:table-cell office:value-type="float" office:value="1831059" table:style-name="ce1">
            <text:p>1831059</text:p>
          </table:table-cell>
          <table:table-cell office:value-type="float" office:value="1396371" table:style-name="ce1">
            <text:p>1396371</text:p>
          </table:table-cell>
          <table:table-cell office:value-type="float" office:value="1137999" table:style-name="ce1">
            <text:p>1137999</text:p>
          </table:table-cell>
          <table:table-cell office:value-type="float" office:value="976971" table:style-name="ce1">
            <text:p>976971</text:p>
          </table:table-cell>
          <table:table-cell office:value-type="float" office:value="951795" table:style-name="ce1">
            <text:p>951795</text:p>
          </table:table-cell>
          <table:table-cell office:value-type="float" office:value="992991" table:style-name="ce1">
            <text:p>992991</text:p>
          </table:table-cell>
          <table:table-cell office:value-type="float" office:value="1030263" table:style-name="ce1">
            <text:p>1030263</text:p>
          </table:table-cell>
          <table:table-cell office:value-type="float" office:value="1082868" table:style-name="ce1">
            <text:p>1082868</text:p>
          </table:table-cell>
          <table:table-cell table:number-columns-repeated="16365"/>
        </table:table-row>
        <table:table-row table:style-name="ro1">
          <table:table-cell office:value-type="float" office:value="2664000" table:style-name="ce1">
            <text:p>2664000</text:p>
          </table:table-cell>
          <table:table-cell office:value-type="float" office:value="3320022" table:style-name="ce1">
            <text:p>3320022</text:p>
          </table:table-cell>
          <table:table-cell office:value-type="float" office:value="2240043" table:style-name="ce1">
            <text:p>2240043</text:p>
          </table:table-cell>
          <table:table-cell office:value-type="float" office:value="1693797" table:style-name="ce1">
            <text:p>1693797</text:p>
          </table:table-cell>
          <table:table-cell office:value-type="float" office:value="1371483" table:style-name="ce1">
            <text:p>1371483</text:p>
          </table:table-cell>
          <table:table-cell office:value-type="float" office:value="1144731" table:style-name="ce1">
            <text:p>1144731</text:p>
          </table:table-cell>
          <table:table-cell office:value-type="float" office:value="1010676" table:style-name="ce1">
            <text:p>1010676</text:p>
          </table:table-cell>
          <table:table-cell office:value-type="float" office:value="959820" table:style-name="ce1">
            <text:p>959820</text:p>
          </table:table-cell>
          <table:table-cell office:value-type="float" office:value="947121" table:style-name="ce1">
            <text:p>947121</text:p>
          </table:table-cell>
          <table:table-cell office:value-type="float" office:value="963495" table:style-name="ce1">
            <text:p>963495</text:p>
          </table:table-cell>
          <table:table-cell office:value-type="float" office:value="3296544" table:style-name="ce1">
            <text:p>3296544</text:p>
          </table:table-cell>
          <table:table-cell office:value-type="float" office:value="2228895" table:style-name="ce1">
            <text:p>2228895</text:p>
          </table:table-cell>
          <table:table-cell office:value-type="float" office:value="1686276" table:style-name="ce1">
            <text:p>1686276</text:p>
          </table:table-cell>
          <table:table-cell office:value-type="float" office:value="1374744" table:style-name="ce1">
            <text:p>1374744</text:p>
          </table:table-cell>
          <table:table-cell office:value-type="float" office:value="1167144" table:style-name="ce1">
            <text:p>1167144</text:p>
          </table:table-cell>
          <table:table-cell office:value-type="float" office:value="1145808" table:style-name="ce1">
            <text:p>1145808</text:p>
          </table:table-cell>
          <table:table-cell office:value-type="float" office:value="1194108" table:style-name="ce1">
            <text:p>1194108</text:p>
          </table:table-cell>
          <table:table-cell office:value-type="float" office:value="1238268" table:style-name="ce1">
            <text:p>1238268</text:p>
          </table:table-cell>
          <table:table-cell office:value-type="float" office:value="1301211" table:style-name="ce1">
            <text:p>1301211</text:p>
          </table:table-cell>
          <table:table-cell table:number-columns-repeated="16365"/>
        </table:table-row>
        <table:table-row table:style-name="ro1">
          <table:table-cell office:value-type="float" office:value="3170000" table:style-name="ce1">
            <text:p>3170000</text:p>
          </table:table-cell>
          <table:table-cell office:value-type="float" office:value="3965337" table:style-name="ce1">
            <text:p>3965337</text:p>
          </table:table-cell>
          <table:table-cell office:value-type="float" office:value="2665359" table:style-name="ce1">
            <text:p>2665359</text:p>
          </table:table-cell>
          <table:table-cell office:value-type="float" office:value="2016867" table:style-name="ce1">
            <text:p>2016867</text:p>
          </table:table-cell>
          <table:table-cell office:value-type="float" office:value="1635744" table:style-name="ce1">
            <text:p>1635744</text:p>
          </table:table-cell>
          <table:table-cell office:value-type="float" office:value="1363293" table:style-name="ce1">
            <text:p>1363293</text:p>
          </table:table-cell>
          <table:table-cell office:value-type="float" office:value="1198794" table:style-name="ce1">
            <text:p>1198794</text:p>
          </table:table-cell>
          <table:table-cell office:value-type="float" office:value="1120602" table:style-name="ce1">
            <text:p>1120602</text:p>
          </table:table-cell>
          <table:table-cell office:value-type="float" office:value="1131018" table:style-name="ce1">
            <text:p>1131018</text:p>
          </table:table-cell>
          <table:table-cell office:value-type="float" office:value="1146966" table:style-name="ce1">
            <text:p>1146966</text:p>
          </table:table-cell>
          <table:table-cell office:value-type="float" office:value="3937536" table:style-name="ce1">
            <text:p>3937536</text:p>
          </table:table-cell>
          <table:table-cell office:value-type="float" office:value="2651376" table:style-name="ce1">
            <text:p>2651376</text:p>
          </table:table-cell>
          <table:table-cell office:value-type="float" office:value="2022153" table:style-name="ce1">
            <text:p>2022153</text:p>
          </table:table-cell>
          <table:table-cell office:value-type="float" office:value="1632807" table:style-name="ce1">
            <text:p>1632807</text:p>
          </table:table-cell>
          <table:table-cell office:value-type="float" office:value="1382691" table:style-name="ce1">
            <text:p>1382691</text:p>
          </table:table-cell>
          <table:table-cell office:value-type="float" office:value="1361517" table:style-name="ce1">
            <text:p>1361517</text:p>
          </table:table-cell>
          <table:table-cell office:value-type="float" office:value="1500783" table:style-name="ce1">
            <text:p>1500783</text:p>
          </table:table-cell>
          <table:table-cell office:value-type="float" office:value="1466415" table:style-name="ce1">
            <text:p>1466415</text:p>
          </table:table-cell>
          <table:table-cell office:value-type="float" office:value="1557168" table:style-name="ce1">
            <text:p>1557168</text:p>
          </table:table-cell>
          <table:table-cell table:number-columns-repeated="16365"/>
        </table:table-row>
        <table:table-row table:style-name="ro1">
          <table:table-cell office:value-type="float" office:value="3720000" table:style-name="ce1">
            <text:p>3720000</text:p>
          </table:table-cell>
          <table:table-cell office:value-type="float" office:value="4672188" table:style-name="ce1">
            <text:p>4672188</text:p>
          </table:table-cell>
          <table:table-cell office:value-type="float" office:value="3138243" table:style-name="ce1">
            <text:p>3138243</text:p>
          </table:table-cell>
          <table:table-cell office:value-type="float" office:value="2369265" table:style-name="ce1">
            <text:p>2369265</text:p>
          </table:table-cell>
          <table:table-cell office:value-type="float" office:value="1919328" table:style-name="ce1">
            <text:p>1919328</text:p>
          </table:table-cell>
          <table:table-cell office:value-type="float" office:value="1594782" table:style-name="ce1">
            <text:p>1594782</text:p>
          </table:table-cell>
          <table:table-cell office:value-type="float" office:value="1410051" table:style-name="ce1">
            <text:p>1410051</text:p>
          </table:table-cell>
          <table:table-cell office:value-type="float" office:value="1315560" table:style-name="ce1">
            <text:p>1315560</text:p>
          </table:table-cell>
          <table:table-cell office:value-type="float" office:value="1337133" table:style-name="ce1">
            <text:p>1337133</text:p>
          </table:table-cell>
          <table:table-cell office:value-type="float" office:value="1307424" table:style-name="ce1">
            <text:p>1307424</text:p>
          </table:table-cell>
          <table:table-cell office:value-type="float" office:value="4648563" table:style-name="ce1">
            <text:p>4648563</text:p>
          </table:table-cell>
          <table:table-cell office:value-type="float" office:value="3129726" table:style-name="ce1">
            <text:p>3129726</text:p>
          </table:table-cell>
          <table:table-cell office:value-type="float" office:value="2362050" table:style-name="ce1">
            <text:p>2362050</text:p>
          </table:table-cell>
          <table:table-cell office:value-type="float" office:value="1913997" table:style-name="ce1">
            <text:p>1913997</text:p>
          </table:table-cell>
          <table:table-cell office:value-type="float" office:value="1618053" table:style-name="ce1">
            <text:p>1618053</text:p>
          </table:table-cell>
          <table:table-cell office:value-type="float" office:value="1585968" table:style-name="ce1">
            <text:p>1585968</text:p>
          </table:table-cell>
          <table:table-cell office:value-type="float" office:value="1649991" table:style-name="ce1">
            <text:p>1649991</text:p>
          </table:table-cell>
          <table:table-cell office:value-type="float" office:value="1729629" table:style-name="ce1">
            <text:p>1729629</text:p>
          </table:table-cell>
          <table:table-cell office:value-type="float" office:value="1816410" table:style-name="ce1">
            <text:p>1816410</text:p>
          </table:table-cell>
          <table:table-cell table:number-columns-repeated="16365"/>
        </table:table-row>
        <table:table-row table:style-name="ro1">
          <table:table-cell office:value-type="float" office:value="4314000" table:style-name="ce1">
            <text:p>4314000</text:p>
          </table:table-cell>
          <table:table-cell office:value-type="float" office:value="5427993" table:style-name="ce1">
            <text:p>5427993</text:p>
          </table:table-cell>
          <table:table-cell office:value-type="float" office:value="3645690" table:style-name="ce1">
            <text:p>3645690</text:p>
          </table:table-cell>
          <table:table-cell office:value-type="float" office:value="2750817" table:style-name="ce1">
            <text:p>2750817</text:p>
          </table:table-cell>
          <table:table-cell office:value-type="float" office:value="2226903" table:style-name="ce1">
            <text:p>2226903</text:p>
          </table:table-cell>
          <table:table-cell office:value-type="float" office:value="1861761" table:style-name="ce1">
            <text:p>1861761</text:p>
          </table:table-cell>
          <table:table-cell office:value-type="float" office:value="1611342" table:style-name="ce1">
            <text:p>1611342</text:p>
          </table:table-cell>
          <table:table-cell office:value-type="float" office:value="1522308" table:style-name="ce1">
            <text:p>1522308</text:p>
          </table:table-cell>
          <table:table-cell office:value-type="float" office:value="1537956" table:style-name="ce1">
            <text:p>1537956</text:p>
          </table:table-cell>
          <table:table-cell office:value-type="float" office:value="1538865" table:style-name="ce1">
            <text:p>1538865</text:p>
          </table:table-cell>
          <table:table-cell office:value-type="float" office:value="5402403" table:style-name="ce1">
            <text:p>5402403</text:p>
          </table:table-cell>
          <table:table-cell office:value-type="float" office:value="3632547" table:style-name="ce1">
            <text:p>3632547</text:p>
          </table:table-cell>
          <table:table-cell office:value-type="float" office:value="2747301" table:style-name="ce1">
            <text:p>2747301</text:p>
          </table:table-cell>
          <table:table-cell office:value-type="float" office:value="2219235" table:style-name="ce1">
            <text:p>2219235</text:p>
          </table:table-cell>
          <table:table-cell office:value-type="float" office:value="1879728" table:style-name="ce1">
            <text:p>1879728</text:p>
          </table:table-cell>
          <table:table-cell office:value-type="float" office:value="1830762" table:style-name="ce1">
            <text:p>1830762</text:p>
          </table:table-cell>
          <table:table-cell office:value-type="float" office:value="1999242" table:style-name="ce1">
            <text:p>1999242</text:p>
          </table:table-cell>
          <table:table-cell office:value-type="float" office:value="2000952" table:style-name="ce1">
            <text:p>2000952</text:p>
          </table:table-cell>
          <table:table-cell office:value-type="float" office:value="2105214" table:style-name="ce1">
            <text:p>2105214</text:p>
          </table:table-cell>
          <table:table-cell table:number-columns-repeated="16365"/>
        </table:table-row>
        <table:table-row table:style-name="ro1">
          <table:table-cell office:value-type="float" office:value="4952000" table:style-name="ce1">
            <text:p>4952000</text:p>
          </table:table-cell>
          <table:table-cell office:value-type="float" office:value="6247908" table:style-name="ce1">
            <text:p>6247908</text:p>
          </table:table-cell>
          <table:table-cell office:value-type="float" office:value="4185480" table:style-name="ce1">
            <text:p>4185480</text:p>
          </table:table-cell>
          <table:table-cell office:value-type="float" office:value="3157728" table:style-name="ce1">
            <text:p>3157728</text:p>
          </table:table-cell>
          <table:table-cell office:value-type="float" office:value="2556573" table:style-name="ce1">
            <text:p>2556573</text:p>
          </table:table-cell>
          <table:table-cell office:value-type="float" office:value="2135403" table:style-name="ce1">
            <text:p>2135403</text:p>
          </table:table-cell>
          <table:table-cell office:value-type="float" office:value="1860210" table:style-name="ce1">
            <text:p>1860210</text:p>
          </table:table-cell>
          <table:table-cell office:value-type="float" office:value="1735563" table:style-name="ce1">
            <text:p>1735563</text:p>
          </table:table-cell>
          <table:table-cell office:value-type="float" office:value="1735815" table:style-name="ce1">
            <text:p>1735815</text:p>
          </table:table-cell>
          <table:table-cell office:value-type="float" office:value="1751028" table:style-name="ce1">
            <text:p>1751028</text:p>
          </table:table-cell>
          <table:table-cell office:value-type="float" office:value="6225087" table:style-name="ce1">
            <text:p>6225087</text:p>
          </table:table-cell>
          <table:table-cell office:value-type="float" office:value="4175103" table:style-name="ce1">
            <text:p>4175103</text:p>
          </table:table-cell>
          <table:table-cell office:value-type="float" office:value="3150489" table:style-name="ce1">
            <text:p>3150489</text:p>
          </table:table-cell>
          <table:table-cell office:value-type="float" office:value="2545242" table:style-name="ce1">
            <text:p>2545242</text:p>
          </table:table-cell>
          <table:table-cell office:value-type="float" office:value="2151249" table:style-name="ce1">
            <text:p>2151249</text:p>
          </table:table-cell>
          <table:table-cell office:value-type="float" office:value="2101935" table:style-name="ce1">
            <text:p>2101935</text:p>
          </table:table-cell>
          <table:table-cell office:value-type="float" office:value="2180775" table:style-name="ce1">
            <text:p>2180775</text:p>
          </table:table-cell>
          <table:table-cell office:value-type="float" office:value="2283351" table:style-name="ce1">
            <text:p>2283351</text:p>
          </table:table-cell>
          <table:table-cell office:value-type="float" office:value="2412756" table:style-name="ce1">
            <text:p>2412756</text:p>
          </table:table-cell>
          <table:table-cell table:number-columns-repeated="16365"/>
        </table:table-row>
        <table:table-row table:style-name="ro1">
          <table:table-cell office:value-type="float" office:value="5634000" table:style-name="ce1">
            <text:p>5634000</text:p>
          </table:table-cell>
          <table:table-cell office:value-type="float" office:value="7117536" table:style-name="ce1">
            <text:p>7117536</text:p>
          </table:table-cell>
          <table:table-cell office:value-type="float" office:value="4770756" table:style-name="ce1">
            <text:p>4770756</text:p>
          </table:table-cell>
          <table:table-cell office:value-type="float" office:value="3595446" table:style-name="ce1">
            <text:p>3595446</text:p>
          </table:table-cell>
          <table:table-cell office:value-type="float" office:value="2905920" table:style-name="ce1">
            <text:p>2905920</text:p>
          </table:table-cell>
          <table:table-cell office:value-type="float" office:value="2423487" table:style-name="ce1">
            <text:p>2423487</text:p>
          </table:table-cell>
          <table:table-cell office:value-type="float" office:value="2100213" table:style-name="ce1">
            <text:p>2100213</text:p>
          </table:table-cell>
          <table:table-cell office:value-type="float" office:value="1963452" table:style-name="ce1">
            <text:p>1963452</text:p>
          </table:table-cell>
          <table:table-cell office:value-type="float" office:value="1956729" table:style-name="ce1">
            <text:p>1956729</text:p>
          </table:table-cell>
          <table:table-cell office:value-type="float" office:value="1988118" table:style-name="ce1">
            <text:p>1988118</text:p>
          </table:table-cell>
          <table:table-cell office:value-type="float" office:value="7090977" table:style-name="ce1">
            <text:p>7090977</text:p>
          </table:table-cell>
          <table:table-cell office:value-type="float" office:value="4759305" table:style-name="ce1">
            <text:p>4759305</text:p>
          </table:table-cell>
          <table:table-cell office:value-type="float" office:value="3597660" table:style-name="ce1">
            <text:p>3597660</text:p>
          </table:table-cell>
          <table:table-cell office:value-type="float" office:value="2895606" table:style-name="ce1">
            <text:p>2895606</text:p>
          </table:table-cell>
          <table:table-cell office:value-type="float" office:value="2611626" table:style-name="ce1">
            <text:p>2611626</text:p>
          </table:table-cell>
          <table:table-cell office:value-type="float" office:value="2573289" table:style-name="ce1">
            <text:p>2573289</text:p>
          </table:table-cell>
          <table:table-cell office:value-type="float" office:value="2475021" table:style-name="ce1">
            <text:p>2475021</text:p>
          </table:table-cell>
          <table:table-cell office:value-type="float" office:value="2591751" table:style-name="ce1">
            <text:p>2591751</text:p>
          </table:table-cell>
          <table:table-cell office:value-type="float" office:value="2740044" table:style-name="ce1">
            <text:p>2740044</text:p>
          </table:table-cell>
          <table:table-cell table:number-columns-repeated="16365"/>
        </table:table-row>
        <table:table-row table:style-name="ro1">
          <table:table-cell office:value-type="float" office:value="6360000" table:style-name="ce1">
            <text:p>6360000</text:p>
          </table:table-cell>
          <table:table-cell office:value-type="float" office:value="8049660" table:style-name="ce1">
            <text:p>8049660</text:p>
          </table:table-cell>
          <table:table-cell office:value-type="float" office:value="5391339" table:style-name="ce1">
            <text:p>5391339</text:p>
          </table:table-cell>
          <table:table-cell office:value-type="float" office:value="4058820" table:style-name="ce1">
            <text:p>4058820</text:p>
          </table:table-cell>
          <table:table-cell office:value-type="float" office:value="3284142" table:style-name="ce1">
            <text:p>3284142</text:p>
          </table:table-cell>
          <table:table-cell office:value-type="float" office:value="2726976" table:style-name="ce1">
            <text:p>2726976</text:p>
          </table:table-cell>
          <table:table-cell office:value-type="float" office:value="2362122" table:style-name="ce1">
            <text:p>2362122</text:p>
          </table:table-cell>
          <table:table-cell office:value-type="float" office:value="2213607" table:style-name="ce1">
            <text:p>2213607</text:p>
          </table:table-cell>
          <table:table-cell office:value-type="float" office:value="2390355" table:style-name="ce1">
            <text:p>2390355</text:p>
          </table:table-cell>
          <table:table-cell office:value-type="float" office:value="2199291" table:style-name="ce1">
            <text:p>2199291</text:p>
          </table:table-cell>
          <table:table-cell office:value-type="float" office:value="8028291" table:style-name="ce1">
            <text:p>8028291</text:p>
          </table:table-cell>
          <table:table-cell office:value-type="float" office:value="5382474" table:style-name="ce1">
            <text:p>5382474</text:p>
          </table:table-cell>
          <table:table-cell office:value-type="float" office:value="4051434" table:style-name="ce1">
            <text:p>4051434</text:p>
          </table:table-cell>
          <table:table-cell office:value-type="float" office:value="3265176" table:style-name="ce1">
            <text:p>3265176</text:p>
          </table:table-cell>
          <table:table-cell office:value-type="float" office:value="2744772" table:style-name="ce1">
            <text:p>2744772</text:p>
          </table:table-cell>
          <table:table-cell office:value-type="float" office:value="2682489" table:style-name="ce1">
            <text:p>2682489</text:p>
          </table:table-cell>
          <table:table-cell office:value-type="float" office:value="2788452" table:style-name="ce1">
            <text:p>2788452</text:p>
          </table:table-cell>
          <table:table-cell office:value-type="float" office:value="2926806" table:style-name="ce1">
            <text:p>2926806</text:p>
          </table:table-cell>
          <table:table-cell office:value-type="float" office:value="3086400" table:style-name="ce1">
            <text:p>3086400</text:p>
          </table:table-cell>
          <table:table-cell table:number-columns-repeated="16365"/>
        </table:table-row>
        <table:table-row table:style-name="ro1">
          <table:table-cell office:value-type="float" office:value="7130000" table:style-name="ce1">
            <text:p>7130000</text:p>
          </table:table-cell>
          <table:table-cell office:value-type="float" office:value="9031716" table:style-name="ce1">
            <text:p>9031716</text:p>
          </table:table-cell>
          <table:table-cell office:value-type="float" office:value="6215784" table:style-name="ce1">
            <text:p>6215784</text:p>
          </table:table-cell>
          <table:table-cell office:value-type="float" office:value="4551879" table:style-name="ce1">
            <text:p>4551879</text:p>
          </table:table-cell>
          <table:table-cell office:value-type="float" office:value="3681246" table:style-name="ce1">
            <text:p>3681246</text:p>
          </table:table-cell>
          <table:table-cell office:value-type="float" office:value="3055506" table:style-name="ce1">
            <text:p>3055506</text:p>
          </table:table-cell>
          <table:table-cell office:value-type="float" office:value="2642658" table:style-name="ce1">
            <text:p>2642658</text:p>
          </table:table-cell>
          <table:table-cell office:value-type="float" office:value="2479728" table:style-name="ce1">
            <text:p>2479728</text:p>
          </table:table-cell>
          <table:table-cell office:value-type="float" office:value="2474649" table:style-name="ce1">
            <text:p>2474649</text:p>
          </table:table-cell>
          <table:table-cell office:value-type="float" office:value="2488482" table:style-name="ce1">
            <text:p>2488482</text:p>
          </table:table-cell>
          <table:table-cell office:value-type="float" office:value="9006516" table:style-name="ce1">
            <text:p>9006516</text:p>
          </table:table-cell>
          <table:table-cell office:value-type="float" office:value="6029820" table:style-name="ce1">
            <text:p>6029820</text:p>
          </table:table-cell>
          <table:table-cell office:value-type="float" office:value="4554120" table:style-name="ce1">
            <text:p>4554120</text:p>
          </table:table-cell>
          <table:table-cell office:value-type="float" office:value="3659400" table:style-name="ce1">
            <text:p>3659400</text:p>
          </table:table-cell>
          <table:table-cell office:value-type="float" office:value="3071976" table:style-name="ce1">
            <text:p>3071976</text:p>
          </table:table-cell>
          <table:table-cell office:value-type="float" office:value="3158370" table:style-name="ce1">
            <text:p>3158370</text:p>
          </table:table-cell>
          <table:table-cell office:value-type="float" office:value="3128637" table:style-name="ce1">
            <text:p>3128637</text:p>
          </table:table-cell>
          <table:table-cell office:value-type="float" office:value="3270600" table:style-name="ce1">
            <text:p>3270600</text:p>
          </table:table-cell>
          <table:table-cell office:value-type="float" office:value="3459474" table:style-name="ce1">
            <text:p>3459474</text:p>
          </table:table-cell>
          <table:table-cell table:number-columns-repeated="16365"/>
        </table:table-row>
        <table:table-row table:style-name="ro1">
          <table:table-cell office:value-type="float" office:value="7944000" table:style-name="ce1">
            <text:p>7944000</text:p>
          </table:table-cell>
          <table:table-cell office:value-type="float" office:value="10086432" table:style-name="ce1">
            <text:p>10086432</text:p>
          </table:table-cell>
          <table:table-cell office:value-type="float" office:value="6938688" table:style-name="ce1">
            <text:p>6938688</text:p>
          </table:table-cell>
          <table:table-cell office:value-type="float" office:value="5078988" table:style-name="ce1">
            <text:p>5078988</text:p>
          </table:table-cell>
          <table:table-cell office:value-type="float" office:value="4102827" table:style-name="ce1">
            <text:p>4102827</text:p>
          </table:table-cell>
          <table:table-cell office:value-type="float" office:value="3407787" table:style-name="ce1">
            <text:p>3407787</text:p>
          </table:table-cell>
          <table:table-cell office:value-type="float" office:value="2954268" table:style-name="ce1">
            <text:p>2954268</text:p>
          </table:table-cell>
          <table:table-cell office:value-type="float" office:value="2765682" table:style-name="ce1">
            <text:p>2765682</text:p>
          </table:table-cell>
          <table:table-cell office:value-type="float" office:value="2774262" table:style-name="ce1">
            <text:p>2774262</text:p>
          </table:table-cell>
          <table:table-cell office:value-type="float" office:value="2764185" table:style-name="ce1">
            <text:p>2764185</text:p>
          </table:table-cell>
          <table:table-cell office:value-type="float" office:value="10057629" table:style-name="ce1">
            <text:p>10057629</text:p>
          </table:table-cell>
          <table:table-cell office:value-type="float" office:value="6733359" table:style-name="ce1">
            <text:p>6733359</text:p>
          </table:table-cell>
          <table:table-cell office:value-type="float" office:value="5066619" table:style-name="ce1">
            <text:p>5066619</text:p>
          </table:table-cell>
          <table:table-cell office:value-type="float" office:value="4078779" table:style-name="ce1">
            <text:p>4078779</text:p>
          </table:table-cell>
          <table:table-cell office:value-type="float" office:value="3430935" table:style-name="ce1">
            <text:p>3430935</text:p>
          </table:table-cell>
          <table:table-cell office:value-type="float" office:value="3527442" table:style-name="ce1">
            <text:p>3527442</text:p>
          </table:table-cell>
          <table:table-cell office:value-type="float" office:value="3546825" table:style-name="ce1">
            <text:p>3546825</text:p>
          </table:table-cell>
          <table:table-cell office:value-type="float" office:value="3716934" table:style-name="ce1">
            <text:p>3716934</text:p>
          </table:table-cell>
          <table:table-cell office:value-type="float" office:value="3891828" table:style-name="ce1">
            <text:p>3891828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 of all results: 2.11309e+1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ccumulator 2</text:p>
          </table:table-cell>
          <table:table-cell office:value-type="string" table:style-name="ce1">
            <text:p>Accumulator 3</text:p>
          </table:table-cell>
          <table:table-cell office:value-type="string" table:style-name="ce1">
            <text:p>Accumulator 4</text:p>
          </table:table-cell>
          <table:table-cell office:value-type="string" table:style-name="ce1">
            <text:p>Accumulator 5</text:p>
          </table:table-cell>
          <table:table-cell office:value-type="string" table:style-name="ce1">
            <text:p>Accumulator 6</text:p>
          </table:table-cell>
          <table:table-cell office:value-type="string" table:style-name="ce1">
            <text:p>Accumulator 7</text:p>
          </table:table-cell>
          <table:table-cell office:value-type="string" table:style-name="ce1">
            <text:p>Accumulator 8</text:p>
          </table:table-cell>
          <table:table-cell office:value-type="string" table:style-name="ce1">
            <text:p>Accumulator 9</text:p>
          </table:table-cell>
          <table:table-cell office:value-type="string" table:style-name="ce1">
            <text:p>Accumulator 10</text:p>
          </table:table-cell>
          <table:table-cell office:value-type="string" table:style-name="ce1">
            <text:p>Reassociative 2</text:p>
          </table:table-cell>
          <table:table-cell office:value-type="string" table:style-name="ce1">
            <text:p>Reassociative 3</text:p>
          </table:table-cell>
          <table:table-cell office:value-type="string" table:style-name="ce1">
            <text:p>Reassociative 4</text:p>
          </table:table-cell>
          <table:table-cell office:value-type="string" table:style-name="ce1">
            <text:p>Reassociative 5</text:p>
          </table:table-cell>
          <table:table-cell office:value-type="string" table:style-name="ce1">
            <text:p>Reassociative 6</text:p>
          </table:table-cell>
          <table:table-cell office:value-type="string" table:style-name="ce1">
            <text:p>Reassociative 7</text:p>
          </table:table-cell>
          <table:table-cell office:value-type="string" table:style-name="ce1">
            <text:p>Reassociative 8</text:p>
          </table:table-cell>
          <table:table-cell office:value-type="string" table:style-name="ce1">
            <text:p>Reassociative 9</text:p>
          </table:table-cell>
          <table:table-cell office:value-type="string" table:style-name="ce1">
            <text:p>Reassociative 1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6.6390000000000002" table:formula="of:=[.B36]/[.$A36]" table:style-name="ce1">
            <text:p>6.639</text:p>
          </table:table-cell>
          <table:table-cell office:value-type="float" office:value="6.0345000000000004" table:formula="of:=[.C36]/[.$A36]" table:style-name="ce1">
            <text:p>6.0345</text:p>
          </table:table-cell>
          <table:table-cell office:value-type="float" office:value="7.9634999999999998" table:formula="of:=[.D36]/[.$A36]" table:style-name="ce1">
            <text:p>7.9635</text:p>
          </table:table-cell>
          <table:table-cell office:value-type="float" office:value="6.0869999999999997" table:formula="of:=[.E36]/[.$A36]" table:style-name="ce1">
            <text:p>6.087</text:p>
          </table:table-cell>
          <table:table-cell office:value-type="float" office:value="6.1440000000000001" table:formula="of:=[.F36]/[.$A36]" table:style-name="ce1">
            <text:p>6.144</text:p>
          </table:table-cell>
          <table:table-cell office:value-type="float" office:value="9.2430000000000003" table:formula="of:=[.G36]/[.$A36]" table:style-name="ce1">
            <text:p>9.243</text:p>
          </table:table-cell>
          <table:table-cell office:value-type="float" office:value="7.383" table:formula="of:=[.H36]/[.$A36]" table:style-name="ce1">
            <text:p>7.383</text:p>
          </table:table-cell>
          <table:table-cell office:value-type="float" office:value="8.3655000000000008" table:formula="of:=[.I36]/[.$A36]" table:style-name="ce1">
            <text:p>8.3655</text:p>
          </table:table-cell>
          <table:table-cell office:value-type="float" office:value="9.3239999999999998" table:formula="of:=[.J36]/[.$A36]" table:style-name="ce1">
            <text:p>9.324</text:p>
          </table:table-cell>
          <table:table-cell office:value-type="float" office:value="6.0164999999999997" table:formula="of:=[.K36]/[.$A36]" table:style-name="ce1">
            <text:p>6.0165</text:p>
          </table:table-cell>
          <table:table-cell office:value-type="float" office:value="6.0194999999999999" table:formula="of:=[.L36]/[.$A36]" table:style-name="ce1">
            <text:p>6.0195</text:p>
          </table:table-cell>
          <table:table-cell office:value-type="float" office:value="6.0720000000000001" table:formula="of:=[.M36]/[.$A36]" table:style-name="ce1">
            <text:p>6.072</text:p>
          </table:table-cell>
          <table:table-cell office:value-type="float" office:value="6.6615000000000002" table:formula="of:=[.N36]/[.$A36]" table:style-name="ce1">
            <text:p>6.6615</text:p>
          </table:table-cell>
          <table:table-cell office:value-type="float" office:value="6.0975000000000001" table:formula="of:=[.O36]/[.$A36]" table:style-name="ce1">
            <text:p>6.0975</text:p>
          </table:table-cell>
          <table:table-cell office:value-type="float" office:value="6.0975000000000001" table:formula="of:=[.P36]/[.$A36]" table:style-name="ce1">
            <text:p>6.0975</text:p>
          </table:table-cell>
          <table:table-cell office:value-type="float" office:value="6.0884999999999998" table:formula="of:=[.Q36]/[.$A36]" table:style-name="ce1">
            <text:p>6.0885</text:p>
          </table:table-cell>
          <table:table-cell office:value-type="float" office:value="6.7320000000000002" table:formula="of:=[.R36]/[.$A36]" table:style-name="ce1">
            <text:p>6.732</text:p>
          </table:table-cell>
          <table:table-cell office:value-type="float" office:value="6.0750000000000002" table:formula="of:=[.S36]/[.$A36]" table:style-name="ce1">
            <text:p>6.07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0.82887500000000003" table:formula="of:=[.B37]/[.$A37]" table:style-name="ce1">
            <text:p>0.828875</text:p>
          </table:table-cell>
          <table:table-cell office:value-type="float" office:value="0.93487500000000001" table:formula="of:=[.C37]/[.$A37]" table:style-name="ce1">
            <text:p>0.934875</text:p>
          </table:table-cell>
          <table:table-cell office:value-type="float" office:value="0.83087500000000003" table:formula="of:=[.D37]/[.$A37]" table:style-name="ce1">
            <text:p>0.830875</text:p>
          </table:table-cell>
          <table:table-cell office:value-type="float" office:value="0.74012500000000003" table:formula="of:=[.E37]/[.$A37]" table:style-name="ce1">
            <text:p>0.740125</text:p>
          </table:table-cell>
          <table:table-cell office:value-type="float" office:value="0.73124999999999996" table:formula="of:=[.F37]/[.$A37]" table:style-name="ce1">
            <text:p>0.73125</text:p>
          </table:table-cell>
          <table:table-cell office:value-type="float" office:value="0.98924999999999996" table:formula="of:=[.G37]/[.$A37]" table:style-name="ce1">
            <text:p>0.98925</text:p>
          </table:table-cell>
          <table:table-cell office:value-type="float" office:value="1.0469999999999999" table:formula="of:=[.H37]/[.$A37]" table:style-name="ce1">
            <text:p>1.047</text:p>
          </table:table-cell>
          <table:table-cell office:value-type="float" office:value="1.0125" table:formula="of:=[.I37]/[.$A37]" table:style-name="ce1">
            <text:p>1.0125</text:p>
          </table:table-cell>
          <table:table-cell office:value-type="float" office:value="1.0161249999999999" table:formula="of:=[.J37]/[.$A37]" table:style-name="ce1">
            <text:p>1.016125</text:p>
          </table:table-cell>
          <table:table-cell office:value-type="float" office:value="1.101" table:formula="of:=[.K37]/[.$A37]" table:style-name="ce1">
            <text:p>1.101</text:p>
          </table:table-cell>
          <table:table-cell office:value-type="float" office:value="0.93087500000000001" table:formula="of:=[.L37]/[.$A37]" table:style-name="ce1">
            <text:p>0.930875</text:p>
          </table:table-cell>
          <table:table-cell office:value-type="float" office:value="0.70325000000000004" table:formula="of:=[.M37]/[.$A37]" table:style-name="ce1">
            <text:p>0.70325</text:p>
          </table:table-cell>
          <table:table-cell office:value-type="float" office:value="0.752" table:formula="of:=[.N37]/[.$A37]" table:style-name="ce1">
            <text:p>0.752</text:p>
          </table:table-cell>
          <table:table-cell office:value-type="float" office:value="0.72299999999999998" table:formula="of:=[.O37]/[.$A37]" table:style-name="ce1">
            <text:p>0.723</text:p>
          </table:table-cell>
          <table:table-cell office:value-type="float" office:value="0.98787499999999995" table:formula="of:=[.P37]/[.$A37]" table:style-name="ce1">
            <text:p>0.987875</text:p>
          </table:table-cell>
          <table:table-cell office:value-type="float" office:value="0.91274999999999995" table:formula="of:=[.Q37]/[.$A37]" table:style-name="ce1">
            <text:p>0.91275</text:p>
          </table:table-cell>
          <table:table-cell office:value-type="float" office:value="0.90887499999999999" table:formula="of:=[.R37]/[.$A37]" table:style-name="ce1">
            <text:p>0.908875</text:p>
          </table:table-cell>
          <table:table-cell office:value-type="float" office:value="0.90125" table:formula="of:=[.S37]/[.$A37]" table:style-name="ce1">
            <text:p>0.9012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0.70443333333333336" table:formula="of:=[.B38]/[.$A38]" table:style-name="ce1">
            <text:p>0.704433333</text:p>
          </table:table-cell>
          <table:table-cell office:value-type="float" office:value="0.70469999999999999" table:formula="of:=[.C38]/[.$A38]" table:style-name="ce1">
            <text:p>0.7047</text:p>
          </table:table-cell>
          <table:table-cell office:value-type="float" office:value="0.55326666666666668" table:formula="of:=[.D38]/[.$A38]" table:style-name="ce1">
            <text:p>0.553266667</text:p>
          </table:table-cell>
          <table:table-cell office:value-type="float" office:value="0.50696666666666668" table:formula="of:=[.E38]/[.$A38]" table:style-name="ce1">
            <text:p>0.506966667</text:p>
          </table:table-cell>
          <table:table-cell office:value-type="float" office:value="0.56843333333333335" table:formula="of:=[.F38]/[.$A38]" table:style-name="ce1">
            <text:p>0.568433333</text:p>
          </table:table-cell>
          <table:table-cell office:value-type="float" office:value="0.58150000000000002" table:formula="of:=[.G38]/[.$A38]" table:style-name="ce1">
            <text:p>0.5815</text:p>
          </table:table-cell>
          <table:table-cell office:value-type="float" office:value="0.66746666666666665" table:formula="of:=[.H38]/[.$A38]" table:style-name="ce1">
            <text:p>0.667466667</text:p>
          </table:table-cell>
          <table:table-cell office:value-type="float" office:value="0.56740000000000002" table:formula="of:=[.I38]/[.$A38]" table:style-name="ce1">
            <text:p>0.5674</text:p>
          </table:table-cell>
          <table:table-cell office:value-type="float" office:value="0.7069333333333333" table:formula="of:=[.J38]/[.$A38]" table:style-name="ce1">
            <text:p>0.706933333</text:p>
          </table:table-cell>
          <table:table-cell office:value-type="float" office:value="0.78903333333333336" table:formula="of:=[.K38]/[.$A38]" table:style-name="ce1">
            <text:p>0.789033333</text:p>
          </table:table-cell>
          <table:table-cell office:value-type="float" office:value="0.71926666666666672" table:formula="of:=[.L38]/[.$A38]" table:style-name="ce1">
            <text:p>0.719266667</text:p>
          </table:table-cell>
          <table:table-cell office:value-type="float" office:value="0.53600000000000003" table:formula="of:=[.M38]/[.$A38]" table:style-name="ce1">
            <text:p>0.536</text:p>
          </table:table-cell>
          <table:table-cell office:value-type="float" office:value="0.50536666666666663" table:formula="of:=[.N38]/[.$A38]" table:style-name="ce1">
            <text:p>0.505366667</text:p>
          </table:table-cell>
          <table:table-cell office:value-type="float" office:value="0.56813333333333338" table:formula="of:=[.O38]/[.$A38]" table:style-name="ce1">
            <text:p>0.568133333</text:p>
          </table:table-cell>
          <table:table-cell office:value-type="float" office:value="0.59079999999999999" table:formula="of:=[.P38]/[.$A38]" table:style-name="ce1">
            <text:p>0.5908</text:p>
          </table:table-cell>
          <table:table-cell office:value-type="float" office:value="0.65933333333333333" table:formula="of:=[.Q38]/[.$A38]" table:style-name="ce1">
            <text:p>0.659333333</text:p>
          </table:table-cell>
          <table:table-cell office:value-type="float" office:value="0.55386666666666662" table:formula="of:=[.R38]/[.$A38]" table:style-name="ce1">
            <text:p>0.553866667</text:p>
          </table:table-cell>
          <table:table-cell office:value-type="float" office:value="0.70730000000000004" table:formula="of:=[.S38]/[.$A38]" table:style-name="ce1">
            <text:p>0.707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0.83446500000000001" table:formula="of:=[.B39]/[.$A39]" table:style-name="ce1">
            <text:p>0.834465</text:p>
          </table:table-cell>
          <table:table-cell office:value-type="float" office:value="0.81526500000000002" table:formula="of:=[.C39]/[.$A39]" table:style-name="ce1">
            <text:p>0.815265</text:p>
          </table:table-cell>
          <table:table-cell office:value-type="float" office:value="1.01091" table:formula="of:=[.D39]/[.$A39]" table:style-name="ce1">
            <text:p>1.01091</text:p>
          </table:table-cell>
          <table:table-cell office:value-type="float" office:value="0.49468499999999999" table:formula="of:=[.E39]/[.$A39]" table:style-name="ce1">
            <text:p>0.494685</text:p>
          </table:table-cell>
          <table:table-cell office:value-type="float" office:value="0.53887499999999999" table:formula="of:=[.F39]/[.$A39]" table:style-name="ce1">
            <text:p>0.538875</text:p>
          </table:table-cell>
          <table:table-cell office:value-type="float" office:value="0.50195999999999996" table:formula="of:=[.G39]/[.$A39]" table:style-name="ce1">
            <text:p>0.50196</text:p>
          </table:table-cell>
          <table:table-cell office:value-type="float" office:value="0.57781499999999997" table:formula="of:=[.H39]/[.$A39]" table:style-name="ce1">
            <text:p>0.577815</text:p>
          </table:table-cell>
          <table:table-cell office:value-type="float" office:value="0.52481999999999995" table:formula="of:=[.I39]/[.$A39]" table:style-name="ce1">
            <text:p>0.52482</text:p>
          </table:table-cell>
          <table:table-cell office:value-type="float" office:value="0.52738499999999999" table:formula="of:=[.J39]/[.$A39]" table:style-name="ce1">
            <text:p>0.527385</text:p>
          </table:table-cell>
          <table:table-cell office:value-type="float" office:value="0.84092999999999996" table:formula="of:=[.K39]/[.$A39]" table:style-name="ce1">
            <text:p>0.84093</text:p>
          </table:table-cell>
          <table:table-cell office:value-type="float" office:value="0.82149000000000005" table:formula="of:=[.L39]/[.$A39]" table:style-name="ce1">
            <text:p>0.82149</text:p>
          </table:table-cell>
          <table:table-cell office:value-type="float" office:value="0.53104499999999999" table:formula="of:=[.M39]/[.$A39]" table:style-name="ce1">
            <text:p>0.531045</text:p>
          </table:table-cell>
          <table:table-cell office:value-type="float" office:value="0.481155" table:formula="of:=[.N39]/[.$A39]" table:style-name="ce1">
            <text:p>0.481155</text:p>
          </table:table-cell>
          <table:table-cell office:value-type="float" office:value="0.53515500000000005" table:formula="of:=[.O39]/[.$A39]" table:style-name="ce1">
            <text:p>0.535155</text:p>
          </table:table-cell>
          <table:table-cell office:value-type="float" office:value="0.50914499999999996" table:formula="of:=[.P39]/[.$A39]" table:style-name="ce1">
            <text:p>0.509145</text:p>
          </table:table-cell>
          <table:table-cell office:value-type="float" office:value="0.57848999999999995" table:formula="of:=[.Q39]/[.$A39]" table:style-name="ce1">
            <text:p>0.57849</text:p>
          </table:table-cell>
          <table:table-cell office:value-type="float" office:value="0.53220000000000001" table:formula="of:=[.R39]/[.$A39]" table:style-name="ce1">
            <text:p>0.5322</text:p>
          </table:table-cell>
          <table:table-cell office:value-type="float" office:value="0.52648499999999998" table:formula="of:=[.S39]/[.$A39]" table:style-name="ce1">
            <text:p>0.52648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0233135593220339" table:formula="of:=[.B40]/[.$A40]" table:style-name="ce1">
            <text:p>1.023313559</text:p>
          </table:table-cell>
          <table:table-cell office:value-type="float" office:value="0.68354237288135589" table:formula="of:=[.C40]/[.$A40]" table:style-name="ce1">
            <text:p>0.683542373</text:p>
          </table:table-cell>
          <table:table-cell office:value-type="float" office:value="0.55635593220338986" table:formula="of:=[.D40]/[.$A40]" table:style-name="ce1">
            <text:p>0.556355932</text:p>
          </table:table-cell>
          <table:table-cell office:value-type="float" office:value="0.49822033898305085" table:formula="of:=[.E40]/[.$A40]" table:style-name="ce1">
            <text:p>0.498220339</text:p>
          </table:table-cell>
          <table:table-cell office:value-type="float" office:value="0.47618644067796612" table:formula="of:=[.F40]/[.$A40]" table:style-name="ce1">
            <text:p>0.476186441</text:p>
          </table:table-cell>
          <table:table-cell office:value-type="float" office:value="0.44795762711864406" table:formula="of:=[.G40]/[.$A40]" table:style-name="ce1">
            <text:p>0.447957627</text:p>
          </table:table-cell>
          <table:table-cell office:value-type="float" office:value="0.42624576271186443" table:formula="of:=[.H40]/[.$A40]" table:style-name="ce1">
            <text:p>0.426245763</text:p>
          </table:table-cell>
          <table:table-cell office:value-type="float" office:value="0.50757627118644066" table:formula="of:=[.I40]/[.$A40]" table:style-name="ce1">
            <text:p>0.507576271</text:p>
          </table:table-cell>
          <table:table-cell office:value-type="float" office:value="0.5278898305084746" table:formula="of:=[.J40]/[.$A40]" table:style-name="ce1">
            <text:p>0.527889831</text:p>
          </table:table-cell>
          <table:table-cell office:value-type="float" office:value="0.94712711864406784" table:formula="of:=[.K40]/[.$A40]" table:style-name="ce1">
            <text:p>0.947127119</text:p>
          </table:table-cell>
          <table:table-cell office:value-type="float" office:value="0.66345762711864409" table:formula="of:=[.L40]/[.$A40]" table:style-name="ce1">
            <text:p>0.663457627</text:p>
          </table:table-cell>
          <table:table-cell office:value-type="float" office:value="0.55483898305084745" table:formula="of:=[.M40]/[.$A40]" table:style-name="ce1">
            <text:p>0.554838983</text:p>
          </table:table-cell>
          <table:table-cell office:value-type="float" office:value="0.505" table:formula="of:=[.N40]/[.$A40]" table:style-name="ce1">
            <text:p>0.505</text:p>
          </table:table-cell>
          <table:table-cell office:value-type="float" office:value="0.48264406779661018" table:formula="of:=[.O40]/[.$A40]" table:style-name="ce1">
            <text:p>0.482644068</text:p>
          </table:table-cell>
          <table:table-cell office:value-type="float" office:value="0.46954237288135592" table:formula="of:=[.P40]/[.$A40]" table:style-name="ce1">
            <text:p>0.469542373</text:p>
          </table:table-cell>
          <table:table-cell office:value-type="float" office:value="0.47754237288135593" table:formula="of:=[.Q40]/[.$A40]" table:style-name="ce1">
            <text:p>0.477542373</text:p>
          </table:table-cell>
          <table:table-cell office:value-type="float" office:value="0.55550847457627117" table:formula="of:=[.R40]/[.$A40]" table:style-name="ce1">
            <text:p>0.555508475</text:p>
          </table:table-cell>
          <table:table-cell office:value-type="float" office:value="0.59158474576271192" table:formula="of:=[.S40]/[.$A40]" table:style-name="ce1">
            <text:p>0.59158474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1165326086956522" table:formula="of:=[.B41]/[.$A41]" table:style-name="ce1">
            <text:p>1.116532609</text:p>
          </table:table-cell>
          <table:table-cell office:value-type="float" office:value="0.74355978260869571" table:formula="of:=[.C41]/[.$A41]" table:style-name="ce1">
            <text:p>0.743559783</text:p>
          </table:table-cell>
          <table:table-cell office:value-type="float" office:value="0.57939130434782604" table:formula="of:=[.D41]/[.$A41]" table:style-name="ce1">
            <text:p>0.579391304</text:p>
          </table:table-cell>
          <table:table-cell office:value-type="float" office:value="0.49947282608695653" table:formula="of:=[.E41]/[.$A41]" table:style-name="ce1">
            <text:p>0.499472826</text:p>
          </table:table-cell>
          <table:table-cell office:value-type="float" office:value="0.43457065217391305" table:formula="of:=[.F41]/[.$A41]" table:style-name="ce1">
            <text:p>0.434570652</text:p>
          </table:table-cell>
          <table:table-cell office:value-type="float" office:value="0.43618478260869564" table:formula="of:=[.G41]/[.$A41]" table:style-name="ce1">
            <text:p>0.436184783</text:p>
          </table:table-cell>
          <table:table-cell office:value-type="float" office:value="0.41651086956521738" table:formula="of:=[.H41]/[.$A41]" table:style-name="ce1">
            <text:p>0.41651087</text:p>
          </table:table-cell>
          <table:table-cell office:value-type="float" office:value="0.44317391304347825" table:formula="of:=[.I41]/[.$A41]" table:style-name="ce1">
            <text:p>0.443173913</text:p>
          </table:table-cell>
          <table:table-cell office:value-type="float" office:value="0.44664130434782606" table:formula="of:=[.J41]/[.$A41]" table:style-name="ce1">
            <text:p>0.446641304</text:p>
          </table:table-cell>
          <table:table-cell office:value-type="float" office:value="1.0742065217391303" table:formula="of:=[.K41]/[.$A41]" table:style-name="ce1">
            <text:p>1.074206522</text:p>
          </table:table-cell>
          <table:table-cell office:value-type="float" office:value="0.72906521739130437" table:formula="of:=[.L41]/[.$A41]" table:style-name="ce1">
            <text:p>0.729065217</text:p>
          </table:table-cell>
          <table:table-cell office:value-type="float" office:value="0.57862499999999994" table:formula="of:=[.M41]/[.$A41]" table:style-name="ce1">
            <text:p>0.578625</text:p>
          </table:table-cell>
          <table:table-cell office:value-type="float" office:value="0.49763586956521738" table:formula="of:=[.N41]/[.$A41]" table:style-name="ce1">
            <text:p>0.49763587</text:p>
          </table:table-cell>
          <table:table-cell office:value-type="float" office:value="0.44209239130434785" table:formula="of:=[.O41]/[.$A41]" table:style-name="ce1">
            <text:p>0.442092391</text:p>
          </table:table-cell>
          <table:table-cell office:value-type="float" office:value="0.45730434782608698" table:formula="of:=[.P41]/[.$A41]" table:style-name="ce1">
            <text:p>0.457304348</text:p>
          </table:table-cell>
          <table:table-cell office:value-type="float" office:value="0.48286956521739133" table:formula="of:=[.Q41]/[.$A41]" table:style-name="ce1">
            <text:p>0.482869565</text:p>
          </table:table-cell>
          <table:table-cell office:value-type="float" office:value="0.51379891304347824" table:formula="of:=[.R41]/[.$A41]" table:style-name="ce1">
            <text:p>0.513798913</text:p>
          </table:table-cell>
          <table:table-cell office:value-type="float" office:value="0.53725000000000001" table:formula="of:=[.S41]/[.$A41]" table:style-name="ce1">
            <text:p>0.5372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163852644836272" table:formula="of:=[.B42]/[.$A42]" table:style-name="ce1">
            <text:p>1.163852645</text:p>
          </table:table-cell>
          <table:table-cell office:value-type="float" office:value="0.80402644836272041" table:formula="of:=[.C42]/[.$A42]" table:style-name="ce1">
            <text:p>0.804026448</text:p>
          </table:table-cell>
          <table:table-cell office:value-type="float" office:value="0.62699622166246849" table:formula="of:=[.D42]/[.$A42]" table:style-name="ce1">
            <text:p>0.626996222</text:p>
          </table:table-cell>
          <table:table-cell office:value-type="float" office:value="0.51052518891687659" table:formula="of:=[.E42]/[.$A42]" table:style-name="ce1">
            <text:p>0.510525189</text:p>
          </table:table-cell>
          <table:table-cell office:value-type="float" office:value="0.4383589420654912" table:formula="of:=[.F42]/[.$A42]" table:style-name="ce1">
            <text:p>0.438358942</text:p>
          </table:table-cell>
          <table:table-cell office:value-type="float" office:value="0.42768891687657429" table:formula="of:=[.G42]/[.$A42]" table:style-name="ce1">
            <text:p>0.427688917</text:p>
          </table:table-cell>
          <table:table-cell office:value-type="float" office:value="0.4059785894206549" table:formula="of:=[.H42]/[.$A42]" table:style-name="ce1">
            <text:p>0.405978589</text:p>
          </table:table-cell>
          <table:table-cell office:value-type="float" office:value="0.38778589420654913" table:formula="of:=[.I42]/[.$A42]" table:style-name="ce1">
            <text:p>0.387785894</text:p>
          </table:table-cell>
          <table:table-cell office:value-type="float" office:value="0.41464609571788413" table:formula="of:=[.J42]/[.$A42]" table:style-name="ce1">
            <text:p>0.414646096</text:p>
          </table:table-cell>
          <table:table-cell office:value-type="float" office:value="1.1298967254408061" table:formula="of:=[.K42]/[.$A42]" table:style-name="ce1">
            <text:p>1.129896725</text:p>
          </table:table-cell>
          <table:table-cell office:value-type="float" office:value="0.7856863979848866" table:formula="of:=[.L42]/[.$A42]" table:style-name="ce1">
            <text:p>0.785686398</text:p>
          </table:table-cell>
          <table:table-cell office:value-type="float" office:value="0.62302141057934513" table:formula="of:=[.M42]/[.$A42]" table:style-name="ce1">
            <text:p>0.623021411</text:p>
          </table:table-cell>
          <table:table-cell office:value-type="float" office:value="0.52599748110831235" table:formula="of:=[.N42]/[.$A42]" table:style-name="ce1">
            <text:p>0.525997481</text:p>
          </table:table-cell>
          <table:table-cell office:value-type="float" office:value="0.44093954659949625" table:formula="of:=[.O42]/[.$A42]" table:style-name="ce1">
            <text:p>0.440939547</text:p>
          </table:table-cell>
          <table:table-cell office:value-type="float" office:value="0.45391813602015113" table:formula="of:=[.P42]/[.$A42]" table:style-name="ce1">
            <text:p>0.453918136</text:p>
          </table:table-cell>
          <table:table-cell office:value-type="float" office:value="0.47109445843828718" table:formula="of:=[.Q42]/[.$A42]" table:style-name="ce1">
            <text:p>0.471094458</text:p>
          </table:table-cell>
          <table:table-cell office:value-type="float" office:value="0.47133627204030226" table:formula="of:=[.R42]/[.$A42]" table:style-name="ce1">
            <text:p>0.471336272</text:p>
          </table:table-cell>
          <table:table-cell office:value-type="float" office:value="0.52206045340050378" table:formula="of:=[.S42]/[.$A42]" table:style-name="ce1">
            <text:p>0.52206045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1969749999999999" table:formula="of:=[.B43]/[.$A43]" table:style-name="ce1">
            <text:p>1.196975</text:p>
          </table:table-cell>
          <table:table-cell office:value-type="float" office:value="0.81923611111111116" table:formula="of:=[.C43]/[.$A43]" table:style-name="ce1">
            <text:p>0.819236111</text:p>
          </table:table-cell>
          <table:table-cell office:value-type="float" office:value="0.62990277777777781" table:formula="of:=[.D43]/[.$A43]" table:style-name="ce1">
            <text:p>0.629902778</text:p>
          </table:table-cell>
          <table:table-cell office:value-type="float" office:value="0.51410555555555559" table:formula="of:=[.E43]/[.$A43]" table:style-name="ce1">
            <text:p>0.514105556</text:p>
          </table:table-cell>
          <table:table-cell office:value-type="float" office:value="0.43107499999999999" table:formula="of:=[.F43]/[.$A43]" table:style-name="ce1">
            <text:p>0.431075</text:p>
          </table:table-cell>
          <table:table-cell office:value-type="float" office:value="0.39555555555555555" table:formula="of:=[.G43]/[.$A43]" table:style-name="ce1">
            <text:p>0.395555556</text:p>
          </table:table-cell>
          <table:table-cell office:value-type="float" office:value="0.38444166666666668" table:formula="of:=[.H43]/[.$A43]" table:style-name="ce1">
            <text:p>0.384441667</text:p>
          </table:table-cell>
          <table:table-cell office:value-type="float" office:value="0.37118333333333331" table:formula="of:=[.I43]/[.$A43]" table:style-name="ce1">
            <text:p>0.371183333</text:p>
          </table:table-cell>
          <table:table-cell office:value-type="float" office:value="0.37646388888888888" table:formula="of:=[.J43]/[.$A43]" table:style-name="ce1">
            <text:p>0.376463889</text:p>
          </table:table-cell>
          <table:table-cell office:value-type="float" office:value="1.1753111111111112" table:formula="of:=[.K43]/[.$A43]" table:style-name="ce1">
            <text:p>1.175311111</text:p>
          </table:table-cell>
          <table:table-cell office:value-type="float" office:value="0.81286388888888894" table:formula="of:=[.L43]/[.$A43]" table:style-name="ce1">
            <text:p>0.812863889</text:p>
          </table:table-cell>
          <table:table-cell office:value-type="float" office:value="0.62198333333333333" table:formula="of:=[.M43]/[.$A43]" table:style-name="ce1">
            <text:p>0.621983333</text:p>
          </table:table-cell>
          <table:table-cell office:value-type="float" office:value="0.51946388888888884" table:formula="of:=[.N43]/[.$A43]" table:style-name="ce1">
            <text:p>0.519463889</text:p>
          </table:table-cell>
          <table:table-cell office:value-type="float" office:value="0.43459722222222225" table:formula="of:=[.O43]/[.$A43]" table:style-name="ce1">
            <text:p>0.434597222</text:p>
          </table:table-cell>
          <table:table-cell office:value-type="float" office:value="0.44651666666666667" table:formula="of:=[.P43]/[.$A43]" table:style-name="ce1">
            <text:p>0.446516667</text:p>
          </table:table-cell>
          <table:table-cell office:value-type="float" office:value="0.45731388888888891" table:formula="of:=[.Q43]/[.$A43]" table:style-name="ce1">
            <text:p>0.457313889</text:p>
          </table:table-cell>
          <table:table-cell office:value-type="float" office:value="0.46528888888888886" table:formula="of:=[.R43]/[.$A43]" table:style-name="ce1">
            <text:p>0.465288889</text:p>
          </table:table-cell>
          <table:table-cell office:value-type="float" office:value="0.48816666666666669" table:formula="of:=[.S43]/[.$A43]" table:style-name="ce1">
            <text:p>0.48816666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135978723404255" table:formula="of:=[.B44]/[.$A44]" table:style-name="ce1">
            <text:p>1.213597872</text:p>
          </table:table-cell>
          <table:table-cell office:value-type="float" office:value="0.82751702127659577" table:formula="of:=[.C44]/[.$A44]" table:style-name="ce1">
            <text:p>0.827517021</text:p>
          </table:table-cell>
          <table:table-cell office:value-type="float" office:value="0.63255319148936173" table:formula="of:=[.D44]/[.$A44]" table:style-name="ce1">
            <text:p>0.632553191</text:p>
          </table:table-cell>
          <table:table-cell office:value-type="float" office:value="0.51439787234042555" table:formula="of:=[.E44]/[.$A44]" table:style-name="ce1">
            <text:p>0.514397872</text:p>
          </table:table-cell>
          <table:table-cell office:value-type="float" office:value="0.43925531914893617" table:formula="of:=[.F44]/[.$A44]" table:style-name="ce1">
            <text:p>0.439255319</text:p>
          </table:table-cell>
          <table:table-cell office:value-type="float" office:value="0.39965106382978721" table:formula="of:=[.G44]/[.$A44]" table:style-name="ce1">
            <text:p>0.399651064</text:p>
          </table:table-cell>
          <table:table-cell office:value-type="float" office:value="0.42938085106382978" table:formula="of:=[.H44]/[.$A44]" table:style-name="ce1">
            <text:p>0.429380851</text:p>
          </table:table-cell>
          <table:table-cell office:value-type="float" office:value="0.38251276595744682" table:formula="of:=[.I44]/[.$A44]" table:style-name="ce1">
            <text:p>0.382512766</text:p>
          </table:table-cell>
          <table:table-cell office:value-type="float" office:value="0.38372553191489361" table:formula="of:=[.J44]/[.$A44]" table:style-name="ce1">
            <text:p>0.383725532</text:p>
          </table:table-cell>
          <table:table-cell office:value-type="float" office:value="1.1928595744680852" table:formula="of:=[.K44]/[.$A44]" table:style-name="ce1">
            <text:p>1.192859574</text:p>
          </table:table-cell>
          <table:table-cell office:value-type="float" office:value="0.81890212765957449" table:formula="of:=[.L44]/[.$A44]" table:style-name="ce1">
            <text:p>0.818902128</text:p>
          </table:table-cell>
          <table:table-cell office:value-type="float" office:value="0.63355319148936173" table:formula="of:=[.M44]/[.$A44]" table:style-name="ce1">
            <text:p>0.633553191</text:p>
          </table:table-cell>
          <table:table-cell office:value-type="float" office:value="0.51852127659574465" table:formula="of:=[.N44]/[.$A44]" table:style-name="ce1">
            <text:p>0.518521277</text:p>
          </table:table-cell>
          <table:table-cell office:value-type="float" office:value="0.45417021276595743" table:formula="of:=[.O44]/[.$A44]" table:style-name="ce1">
            <text:p>0.454170213</text:p>
          </table:table-cell>
          <table:table-cell office:value-type="float" office:value="0.44636808510638298" table:formula="of:=[.P44]/[.$A44]" table:style-name="ce1">
            <text:p>0.446368085</text:p>
          </table:table-cell>
          <table:table-cell office:value-type="float" office:value="0.44310212765957446" table:formula="of:=[.Q44]/[.$A44]" table:style-name="ce1">
            <text:p>0.443102128</text:p>
          </table:table-cell>
          <table:table-cell office:value-type="float" office:value="0.47645744680851065" table:formula="of:=[.R44]/[.$A44]" table:style-name="ce1">
            <text:p>0.476457447</text:p>
          </table:table-cell>
          <table:table-cell office:value-type="float" office:value="0.49851702127659575" table:formula="of:=[.S44]/[.$A44]" table:style-name="ce1">
            <text:p>0.49851702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288682735426009" table:formula="of:=[.B45]/[.$A45]" table:style-name="ce1">
            <text:p>1.228868274</text:p>
          </table:table-cell>
          <table:table-cell office:value-type="float" office:value="0.83110426008968608" table:formula="of:=[.C45]/[.$A45]" table:style-name="ce1">
            <text:p>0.83110426</text:p>
          </table:table-cell>
          <table:table-cell office:value-type="float" office:value="0.68727410313901349" table:formula="of:=[.D45]/[.$A45]" table:style-name="ce1">
            <text:p>0.687274103</text:p>
          </table:table-cell>
          <table:table-cell office:value-type="float" office:value="0.51441928251121072" table:formula="of:=[.E45]/[.$A45]" table:style-name="ce1">
            <text:p>0.514419283</text:p>
          </table:table-cell>
          <table:table-cell office:value-type="float" office:value="0.43988677130044845" table:formula="of:=[.F45]/[.$A45]" table:style-name="ce1">
            <text:p>0.439886771</text:p>
          </table:table-cell>
          <table:table-cell office:value-type="float" office:value="0.38820403587443947" table:formula="of:=[.G45]/[.$A45]" table:style-name="ce1">
            <text:p>0.388204036</text:p>
          </table:table-cell>
          <table:table-cell office:value-type="float" office:value="0.4187976457399103" table:formula="of:=[.H45]/[.$A45]" table:style-name="ce1">
            <text:p>0.418797646</text:p>
          </table:table-cell>
          <table:table-cell office:value-type="float" office:value="0.36849551569506728" table:formula="of:=[.I45]/[.$A45]" table:style-name="ce1">
            <text:p>0.368495516</text:p>
          </table:table-cell>
          <table:table-cell office:value-type="float" office:value="0.36759921524663675" table:formula="of:=[.J45]/[.$A45]" table:style-name="ce1">
            <text:p>0.367599215</text:p>
          </table:table-cell>
          <table:table-cell office:value-type="float" office:value="1.3127152466367713" table:formula="of:=[.K45]/[.$A45]" table:style-name="ce1">
            <text:p>1.312715247</text:p>
          </table:table-cell>
          <table:table-cell office:value-type="float" office:value="0.82499495515695065" table:formula="of:=[.L45]/[.$A45]" table:style-name="ce1">
            <text:p>0.824994955</text:p>
          </table:table-cell>
          <table:table-cell office:value-type="float" office:value="0.63031950672645742" table:formula="of:=[.M45]/[.$A45]" table:style-name="ce1">
            <text:p>0.630319507</text:p>
          </table:table-cell>
          <table:table-cell office:value-type="float" office:value="0.51859473094170405" table:formula="of:=[.N45]/[.$A45]" table:style-name="ce1">
            <text:p>0.518594731</text:p>
          </table:table-cell>
          <table:table-cell office:value-type="float" office:value="0.44904316143497758" table:formula="of:=[.O45]/[.$A45]" table:style-name="ce1">
            <text:p>0.449043161</text:p>
          </table:table-cell>
          <table:table-cell office:value-type="float" office:value="0.43825560538116592" table:formula="of:=[.P45]/[.$A45]" table:style-name="ce1">
            <text:p>0.438255605</text:p>
          </table:table-cell>
          <table:table-cell office:value-type="float" office:value="0.50944338565022418" table:formula="of:=[.Q45]/[.$A45]" table:style-name="ce1">
            <text:p>0.509443386</text:p>
          </table:table-cell>
          <table:table-cell office:value-type="float" office:value="0.46921917040358746" table:formula="of:=[.R45]/[.$A45]" table:style-name="ce1">
            <text:p>0.46921917</text:p>
          </table:table-cell>
          <table:table-cell office:value-type="float" office:value="0.48921860986547083" table:formula="of:=[.S45]/[.$A45]" table:style-name="ce1">
            <text:p>0.4892186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382343324250682" table:formula="of:=[.B46]/[.$A46]" table:style-name="ce1">
            <text:p>1.238234332</text:p>
          </table:table-cell>
          <table:table-cell office:value-type="float" office:value="0.83695640326975473" table:formula="of:=[.C46]/[.$A46]" table:style-name="ce1">
            <text:p>0.836956403</text:p>
          </table:table-cell>
          <table:table-cell office:value-type="float" office:value="0.63484468664850136" table:formula="of:=[.D46]/[.$A46]" table:style-name="ce1">
            <text:p>0.634844687</text:p>
          </table:table-cell>
          <table:table-cell office:value-type="float" office:value="0.51541008174386926" table:formula="of:=[.E46]/[.$A46]" table:style-name="ce1">
            <text:p>0.515410082</text:p>
          </table:table-cell>
          <table:table-cell office:value-type="float" office:value="0.43555449591280654" table:formula="of:=[.F46]/[.$A46]" table:style-name="ce1">
            <text:p>0.435554496</text:p>
          </table:table-cell>
          <table:table-cell office:value-type="float" office:value="0.38195367847411443" table:formula="of:=[.G46]/[.$A46]" table:style-name="ce1">
            <text:p>0.381953678</text:p>
          </table:table-cell>
          <table:table-cell office:value-type="float" office:value="0.36554904632152591" table:formula="of:=[.H46]/[.$A46]" table:style-name="ce1">
            <text:p>0.365549046</text:p>
          </table:table-cell>
          <table:table-cell office:value-type="float" office:value="0.36792915531335152" table:formula="of:=[.I46]/[.$A46]" table:style-name="ce1">
            <text:p>0.367929155</text:p>
          </table:table-cell>
          <table:table-cell office:value-type="float" office:value="0.36420027247956405" table:formula="of:=[.J46]/[.$A46]" table:style-name="ce1">
            <text:p>0.364200272</text:p>
          </table:table-cell>
          <table:table-cell office:value-type="float" office:value="1.2266362397820163" table:formula="of:=[.K46]/[.$A46]" table:style-name="ce1">
            <text:p>1.22663624</text:p>
          </table:table-cell>
          <table:table-cell office:value-type="float" office:value="0.83154359673024525" table:formula="of:=[.L46]/[.$A46]" table:style-name="ce1">
            <text:p>0.831543597</text:p>
          </table:table-cell>
          <table:table-cell office:value-type="float" office:value="0.6341376021798365" table:formula="of:=[.M46]/[.$A46]" table:style-name="ce1">
            <text:p>0.634137602</text:p>
          </table:table-cell>
          <table:table-cell office:value-type="float" office:value="0.51680245231607624" table:formula="of:=[.N46]/[.$A46]" table:style-name="ce1">
            <text:p>0.516802452</text:p>
          </table:table-cell>
          <table:table-cell office:value-type="float" office:value="0.44367438692098093" table:formula="of:=[.O46]/[.$A46]" table:style-name="ce1">
            <text:p>0.443674387</text:p>
          </table:table-cell>
          <table:table-cell office:value-type="float" office:value="0.43224114441416894" table:formula="of:=[.P46]/[.$A46]" table:style-name="ce1">
            <text:p>0.432241144</text:p>
          </table:table-cell>
          <table:table-cell office:value-type="float" office:value="0.45094959128065393" table:formula="of:=[.Q46]/[.$A46]" table:style-name="ce1">
            <text:p>0.450949591</text:p>
          </table:table-cell>
          <table:table-cell office:value-type="float" office:value="0.46787602179836513" table:formula="of:=[.R46]/[.$A46]" table:style-name="ce1">
            <text:p>0.467876022</text:p>
          </table:table-cell>
          <table:table-cell office:value-type="float" office:value="0.4917656675749319" table:formula="of:=[.S46]/[.$A46]" table:style-name="ce1">
            <text:p>0.49176566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462545045045046" table:formula="of:=[.B47]/[.$A47]" table:style-name="ce1">
            <text:p>1.246254505</text:p>
          </table:table-cell>
          <table:table-cell office:value-type="float" office:value="0.840856981981982" table:formula="of:=[.C47]/[.$A47]" table:style-name="ce1">
            <text:p>0.840856982</text:p>
          </table:table-cell>
          <table:table-cell office:value-type="float" office:value="0.63580968468468468" table:formula="of:=[.D47]/[.$A47]" table:style-name="ce1">
            <text:p>0.635809685</text:p>
          </table:table-cell>
          <table:table-cell office:value-type="float" office:value="0.51482094594594596" table:formula="of:=[.E47]/[.$A47]" table:style-name="ce1">
            <text:p>0.514820946</text:p>
          </table:table-cell>
          <table:table-cell office:value-type="float" office:value="0.42970382882882885" table:formula="of:=[.F47]/[.$A47]" table:style-name="ce1">
            <text:p>0.429703829</text:p>
          </table:table-cell>
          <table:table-cell office:value-type="float" office:value="0.37938288288288291" table:formula="of:=[.G47]/[.$A47]" table:style-name="ce1">
            <text:p>0.379382883</text:p>
          </table:table-cell>
          <table:table-cell office:value-type="float" office:value="0.3602927927927928" table:formula="of:=[.H47]/[.$A47]" table:style-name="ce1">
            <text:p>0.360292793</text:p>
          </table:table-cell>
          <table:table-cell office:value-type="float" office:value="0.35552590090090092" table:formula="of:=[.I47]/[.$A47]" table:style-name="ce1">
            <text:p>0.355525901</text:p>
          </table:table-cell>
          <table:table-cell office:value-type="float" office:value="0.36167229729729727" table:formula="of:=[.J47]/[.$A47]" table:style-name="ce1">
            <text:p>0.361672297</text:p>
          </table:table-cell>
          <table:table-cell office:value-type="float" office:value="1.2374414414414414" table:formula="of:=[.K47]/[.$A47]" table:style-name="ce1">
            <text:p>1.237441441</text:p>
          </table:table-cell>
          <table:table-cell office:value-type="float" office:value="0.83667229729729731" table:formula="of:=[.L47]/[.$A47]" table:style-name="ce1">
            <text:p>0.836672297</text:p>
          </table:table-cell>
          <table:table-cell office:value-type="float" office:value="0.63298648648648648" table:formula="of:=[.M47]/[.$A47]" table:style-name="ce1">
            <text:p>0.632986486</text:p>
          </table:table-cell>
          <table:table-cell office:value-type="float" office:value="0.516045045045045" table:formula="of:=[.N47]/[.$A47]" table:style-name="ce1">
            <text:p>0.516045045</text:p>
          </table:table-cell>
          <table:table-cell office:value-type="float" office:value="0.43811711711711709" table:formula="of:=[.O47]/[.$A47]" table:style-name="ce1">
            <text:p>0.438117117</text:p>
          </table:table-cell>
          <table:table-cell office:value-type="float" office:value="0.43010810810810812" table:formula="of:=[.P47]/[.$A47]" table:style-name="ce1">
            <text:p>0.430108108</text:p>
          </table:table-cell>
          <table:table-cell office:value-type="float" office:value="0.44823873873873876" table:formula="of:=[.Q47]/[.$A47]" table:style-name="ce1">
            <text:p>0.448238739</text:p>
          </table:table-cell>
          <table:table-cell office:value-type="float" office:value="0.46481531531531534" table:formula="of:=[.R47]/[.$A47]" table:style-name="ce1">
            <text:p>0.464815315</text:p>
          </table:table-cell>
          <table:table-cell office:value-type="float" office:value="0.48844256756756754" table:formula="of:=[.S47]/[.$A47]" table:style-name="ce1">
            <text:p>0.48844256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50894952681388" table:formula="of:=[.B48]/[.$A48]" table:style-name="ce1">
            <text:p>1.250894953</text:p>
          </table:table-cell>
          <table:table-cell office:value-type="float" office:value="0.84080725552050473" table:formula="of:=[.C48]/[.$A48]" table:style-name="ce1">
            <text:p>0.840807256</text:p>
          </table:table-cell>
          <table:table-cell office:value-type="float" office:value="0.63623564668769717" table:formula="of:=[.D48]/[.$A48]" table:style-name="ce1">
            <text:p>0.636235647</text:p>
          </table:table-cell>
          <table:table-cell office:value-type="float" office:value="0.51600757097791794" table:formula="of:=[.E48]/[.$A48]" table:style-name="ce1">
            <text:p>0.516007571</text:p>
          </table:table-cell>
          <table:table-cell office:value-type="float" office:value="0.43006088328075709" table:formula="of:=[.F48]/[.$A48]" table:style-name="ce1">
            <text:p>0.430060883</text:p>
          </table:table-cell>
          <table:table-cell office:value-type="float" office:value="0.37816845425867507" table:formula="of:=[.G48]/[.$A48]" table:style-name="ce1">
            <text:p>0.378168454</text:p>
          </table:table-cell>
          <table:table-cell office:value-type="float" office:value="0.35350220820189276" table:formula="of:=[.H48]/[.$A48]" table:style-name="ce1">
            <text:p>0.353502208</text:p>
          </table:table-cell>
          <table:table-cell office:value-type="float" office:value="0.35678801261829651" table:formula="of:=[.I48]/[.$A48]" table:style-name="ce1">
            <text:p>0.356788013</text:p>
          </table:table-cell>
          <table:table-cell office:value-type="float" office:value="0.36181892744479494" table:formula="of:=[.J48]/[.$A48]" table:style-name="ce1">
            <text:p>0.361818927</text:p>
          </table:table-cell>
          <table:table-cell office:value-type="float" office:value="1.2421249211356467" table:formula="of:=[.K48]/[.$A48]" table:style-name="ce1">
            <text:p>1.242124921</text:p>
          </table:table-cell>
          <table:table-cell office:value-type="float" office:value="0.83639621451104096" table:formula="of:=[.L48]/[.$A48]" table:style-name="ce1">
            <text:p>0.836396215</text:p>
          </table:table-cell>
          <table:table-cell office:value-type="float" office:value="0.63790315457413249" table:formula="of:=[.M48]/[.$A48]" table:style-name="ce1">
            <text:p>0.637903155</text:p>
          </table:table-cell>
          <table:table-cell office:value-type="float" office:value="0.51508107255520508" table:formula="of:=[.N48]/[.$A48]" table:style-name="ce1">
            <text:p>0.515081073</text:p>
          </table:table-cell>
          <table:table-cell office:value-type="float" office:value="0.43618012618296531" table:formula="of:=[.O48]/[.$A48]" table:style-name="ce1">
            <text:p>0.436180126</text:p>
          </table:table-cell>
          <table:table-cell office:value-type="float" office:value="0.42950063091482649" table:formula="of:=[.P48]/[.$A48]" table:style-name="ce1">
            <text:p>0.429500631</text:p>
          </table:table-cell>
          <table:table-cell office:value-type="float" office:value="0.47343312302839119" table:formula="of:=[.Q48]/[.$A48]" table:style-name="ce1">
            <text:p>0.473433123</text:p>
          </table:table-cell>
          <table:table-cell office:value-type="float" office:value="0.46259148264984229" table:formula="of:=[.R48]/[.$A48]" table:style-name="ce1">
            <text:p>0.462591483</text:p>
          </table:table-cell>
          <table:table-cell office:value-type="float" office:value="0.49122018927444794" table:formula="of:=[.S48]/[.$A48]" table:style-name="ce1">
            <text:p>0.49122018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559645161290323" table:formula="of:=[.B49]/[.$A49]" table:style-name="ce1">
            <text:p>1.255964516</text:p>
          </table:table-cell>
          <table:table-cell office:value-type="float" office:value="0.84361370967741933" table:formula="of:=[.C49]/[.$A49]" table:style-name="ce1">
            <text:p>0.84361371</text:p>
          </table:table-cell>
          <table:table-cell office:value-type="float" office:value="0.63689919354838709" table:formula="of:=[.D49]/[.$A49]" table:style-name="ce1">
            <text:p>0.636899194</text:p>
          </table:table-cell>
          <table:table-cell office:value-type="float" office:value="0.51594838709677415" table:formula="of:=[.E49]/[.$A49]" table:style-name="ce1">
            <text:p>0.515948387</text:p>
          </table:table-cell>
          <table:table-cell office:value-type="float" office:value="0.4287048387096774" table:formula="of:=[.F49]/[.$A49]" table:style-name="ce1">
            <text:p>0.428704839</text:p>
          </table:table-cell>
          <table:table-cell office:value-type="float" office:value="0.3790459677419355" table:formula="of:=[.G49]/[.$A49]" table:style-name="ce1">
            <text:p>0.379045968</text:p>
          </table:table-cell>
          <table:table-cell office:value-type="float" office:value="0.35364516129032258" table:formula="of:=[.H49]/[.$A49]" table:style-name="ce1">
            <text:p>0.353645161</text:p>
          </table:table-cell>
          <table:table-cell office:value-type="float" office:value="0.35944435483870968" table:formula="of:=[.I49]/[.$A49]" table:style-name="ce1">
            <text:p>0.359444355</text:p>
          </table:table-cell>
          <table:table-cell office:value-type="float" office:value="0.35145806451612904" table:formula="of:=[.J49]/[.$A49]" table:style-name="ce1">
            <text:p>0.351458065</text:p>
          </table:table-cell>
          <table:table-cell office:value-type="float" office:value="1.2496137096774194" table:formula="of:=[.K49]/[.$A49]" table:style-name="ce1">
            <text:p>1.24961371</text:p>
          </table:table-cell>
          <table:table-cell office:value-type="float" office:value="0.84132419354838706" table:formula="of:=[.L49]/[.$A49]" table:style-name="ce1">
            <text:p>0.841324194</text:p>
          </table:table-cell>
          <table:table-cell office:value-type="float" office:value="0.63495967741935488" table:formula="of:=[.M49]/[.$A49]" table:style-name="ce1">
            <text:p>0.634959677</text:p>
          </table:table-cell>
          <table:table-cell office:value-type="float" office:value="0.51451532258064514" table:formula="of:=[.N49]/[.$A49]" table:style-name="ce1">
            <text:p>0.514515323</text:p>
          </table:table-cell>
          <table:table-cell office:value-type="float" office:value="0.43496048387096775" table:formula="of:=[.O49]/[.$A49]" table:style-name="ce1">
            <text:p>0.434960484</text:p>
          </table:table-cell>
          <table:table-cell office:value-type="float" office:value="0.42633548387096776" table:formula="of:=[.P49]/[.$A49]" table:style-name="ce1">
            <text:p>0.426335484</text:p>
          </table:table-cell>
          <table:table-cell office:value-type="float" office:value="0.4435459677419355" table:formula="of:=[.Q49]/[.$A49]" table:style-name="ce1">
            <text:p>0.443545968</text:p>
          </table:table-cell>
          <table:table-cell office:value-type="float" office:value="0.46495403225806453" table:formula="of:=[.R49]/[.$A49]" table:style-name="ce1">
            <text:p>0.464954032</text:p>
          </table:table-cell>
          <table:table-cell office:value-type="float" office:value="0.48828225806451614" table:formula="of:=[.S49]/[.$A49]" table:style-name="ce1">
            <text:p>0.48828225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582273991655077" table:formula="of:=[.B50]/[.$A50]" table:style-name="ce1">
            <text:p>1.258227399</text:p>
          </table:table-cell>
          <table:table-cell office:value-type="float" office:value="0.84508344923504863" table:formula="of:=[.C50]/[.$A50]" table:style-name="ce1">
            <text:p>0.845083449</text:p>
          </table:table-cell>
          <table:table-cell office:value-type="float" office:value="0.63764881780250349" table:formula="of:=[.D50]/[.$A50]" table:style-name="ce1">
            <text:p>0.637648818</text:p>
          </table:table-cell>
          <table:table-cell office:value-type="float" office:value="0.51620375521557715" table:formula="of:=[.E50]/[.$A50]" table:style-name="ce1">
            <text:p>0.516203755</text:p>
          </table:table-cell>
          <table:table-cell office:value-type="float" office:value="0.43156258692628652" table:formula="of:=[.F50]/[.$A50]" table:style-name="ce1">
            <text:p>0.431562587</text:p>
          </table:table-cell>
          <table:table-cell office:value-type="float" office:value="0.37351460361613353" table:formula="of:=[.G50]/[.$A50]" table:style-name="ce1">
            <text:p>0.373514604</text:p>
          </table:table-cell>
          <table:table-cell office:value-type="float" office:value="0.35287621696801114" table:formula="of:=[.H50]/[.$A50]" table:style-name="ce1">
            <text:p>0.352876217</text:p>
          </table:table-cell>
          <table:table-cell office:value-type="float" office:value="0.35650347705146035" table:formula="of:=[.I50]/[.$A50]" table:style-name="ce1">
            <text:p>0.356503477</text:p>
          </table:table-cell>
          <table:table-cell office:value-type="float" office:value="0.35671418636995827" table:formula="of:=[.J50]/[.$A50]" table:style-name="ce1">
            <text:p>0.356714186</text:p>
          </table:table-cell>
          <table:table-cell office:value-type="float" office:value="1.2522955493741308" table:formula="of:=[.K50]/[.$A50]" table:style-name="ce1">
            <text:p>1.252295549</text:p>
          </table:table-cell>
          <table:table-cell office:value-type="float" office:value="0.84203685674547979" table:formula="of:=[.L50]/[.$A50]" table:style-name="ce1">
            <text:p>0.842036857</text:p>
          </table:table-cell>
          <table:table-cell office:value-type="float" office:value="0.63683379694019471" table:formula="of:=[.M50]/[.$A50]" table:style-name="ce1">
            <text:p>0.636833797</text:p>
          </table:table-cell>
          <table:table-cell office:value-type="float" office:value="0.51442628650904032" table:formula="of:=[.N50]/[.$A50]" table:style-name="ce1">
            <text:p>0.514426287</text:p>
          </table:table-cell>
          <table:table-cell office:value-type="float" office:value="0.43572739916550762" table:formula="of:=[.O50]/[.$A50]" table:style-name="ce1">
            <text:p>0.435727399</text:p>
          </table:table-cell>
          <table:table-cell office:value-type="float" office:value="0.42437691237830322" table:formula="of:=[.P50]/[.$A50]" table:style-name="ce1">
            <text:p>0.424376912</text:p>
          </table:table-cell>
          <table:table-cell office:value-type="float" office:value="0.46343115438108484" table:formula="of:=[.Q50]/[.$A50]" table:style-name="ce1">
            <text:p>0.463431154</text:p>
          </table:table-cell>
          <table:table-cell office:value-type="float" office:value="0.46382753824756606" table:formula="of:=[.R50]/[.$A50]" table:style-name="ce1">
            <text:p>0.463827538</text:p>
          </table:table-cell>
          <table:table-cell office:value-type="float" office:value="0.48799582753824755" table:formula="of:=[.S50]/[.$A50]" table:style-name="ce1">
            <text:p>0.48799582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616938610662358" table:formula="of:=[.B51]/[.$A51]" table:style-name="ce1">
            <text:p>1.261693861</text:p>
          </table:table-cell>
          <table:table-cell office:value-type="float" office:value="0.84521001615508884" table:formula="of:=[.C51]/[.$A51]" table:style-name="ce1">
            <text:p>0.845210016</text:p>
          </table:table-cell>
          <table:table-cell office:value-type="float" office:value="0.63766720516962838" table:formula="of:=[.D51]/[.$A51]" table:style-name="ce1">
            <text:p>0.637667205</text:p>
          </table:table-cell>
          <table:table-cell office:value-type="float" office:value="0.51627079967689826" table:formula="of:=[.E51]/[.$A51]" table:style-name="ce1">
            <text:p>0.5162708</text:p>
          </table:table-cell>
          <table:table-cell office:value-type="float" office:value="0.43122031502423264" table:formula="of:=[.F51]/[.$A51]" table:style-name="ce1">
            <text:p>0.431220315</text:p>
          </table:table-cell>
          <table:table-cell office:value-type="float" office:value="0.37564822294022615" table:formula="of:=[.G51]/[.$A51]" table:style-name="ce1">
            <text:p>0.375648223</text:p>
          </table:table-cell>
          <table:table-cell office:value-type="float" office:value="0.35047718093699515" table:formula="of:=[.H51]/[.$A51]" table:style-name="ce1">
            <text:p>0.350477181</text:p>
          </table:table-cell>
          <table:table-cell office:value-type="float" office:value="0.35052806946688209" table:formula="of:=[.I51]/[.$A51]" table:style-name="ce1">
            <text:p>0.350528069</text:p>
          </table:table-cell>
          <table:table-cell office:value-type="float" office:value="0.35360016155088853" table:formula="of:=[.J51]/[.$A51]" table:style-name="ce1">
            <text:p>0.353600162</text:p>
          </table:table-cell>
          <table:table-cell office:value-type="float" office:value="1.2570854200323103" table:formula="of:=[.K51]/[.$A51]" table:style-name="ce1">
            <text:p>1.25708542</text:p>
          </table:table-cell>
          <table:table-cell office:value-type="float" office:value="0.84311449919224557" table:formula="of:=[.L51]/[.$A51]" table:style-name="ce1">
            <text:p>0.843114499</text:p>
          </table:table-cell>
          <table:table-cell office:value-type="float" office:value="0.6362053715670436" table:formula="of:=[.M51]/[.$A51]" table:style-name="ce1">
            <text:p>0.636205372</text:p>
          </table:table-cell>
          <table:table-cell office:value-type="float" office:value="0.51398263327948301" table:formula="of:=[.N51]/[.$A51]" table:style-name="ce1">
            <text:p>0.513982633</text:p>
          </table:table-cell>
          <table:table-cell office:value-type="float" office:value="0.43442023424878839" table:formula="of:=[.O51]/[.$A51]" table:style-name="ce1">
            <text:p>0.434420234</text:p>
          </table:table-cell>
          <table:table-cell office:value-type="float" office:value="0.42446183360258483" table:formula="of:=[.P51]/[.$A51]" table:style-name="ce1">
            <text:p>0.424461834</text:p>
          </table:table-cell>
          <table:table-cell office:value-type="float" office:value="0.44038267366720518" table:formula="of:=[.Q51]/[.$A51]" table:style-name="ce1">
            <text:p>0.440382674</text:p>
          </table:table-cell>
          <table:table-cell office:value-type="float" office:value="0.46109672859450729" table:formula="of:=[.R51]/[.$A51]" table:style-name="ce1">
            <text:p>0.461096729</text:p>
          </table:table-cell>
          <table:table-cell office:value-type="float" office:value="0.4872285945072698" table:formula="of:=[.S51]/[.$A51]" table:style-name="ce1">
            <text:p>0.48722859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633184238551651" table:formula="of:=[.B52]/[.$A52]" table:style-name="ce1">
            <text:p>1.263318424</text:p>
          </table:table-cell>
          <table:table-cell office:value-type="float" office:value="0.84677955271565497" table:formula="of:=[.C52]/[.$A52]" table:style-name="ce1">
            <text:p>0.846779553</text:p>
          </table:table-cell>
          <table:table-cell office:value-type="float" office:value="0.63816932907348245" table:formula="of:=[.D52]/[.$A52]" table:style-name="ce1">
            <text:p>0.638169329</text:p>
          </table:table-cell>
          <table:table-cell office:value-type="float" office:value="0.51578274760383391" table:formula="of:=[.E52]/[.$A52]" table:style-name="ce1">
            <text:p>0.515782748</text:p>
          </table:table-cell>
          <table:table-cell office:value-type="float" office:value="0.43015388711395103" table:formula="of:=[.F52]/[.$A52]" table:style-name="ce1">
            <text:p>0.430153887</text:p>
          </table:table-cell>
          <table:table-cell office:value-type="float" office:value="0.37277476038338658" table:formula="of:=[.G52]/[.$A52]" table:style-name="ce1">
            <text:p>0.37277476</text:p>
          </table:table-cell>
          <table:table-cell office:value-type="float" office:value="0.34850053248136315" table:formula="of:=[.H52]/[.$A52]" table:style-name="ce1">
            <text:p>0.348500532</text:p>
          </table:table-cell>
          <table:table-cell office:value-type="float" office:value="0.34730724174653888" table:formula="of:=[.I52]/[.$A52]" table:style-name="ce1">
            <text:p>0.347307242</text:p>
          </table:table-cell>
          <table:table-cell office:value-type="float" office:value="0.35287859424920126" table:formula="of:=[.J52]/[.$A52]" table:style-name="ce1">
            <text:p>0.352878594</text:p>
          </table:table-cell>
          <table:table-cell office:value-type="float" office:value="1.2586043663471778" table:formula="of:=[.K52]/[.$A52]" table:style-name="ce1">
            <text:p>1.258604366</text:p>
          </table:table-cell>
          <table:table-cell office:value-type="float" office:value="0.84474707135250271" table:formula="of:=[.L52]/[.$A52]" table:style-name="ce1">
            <text:p>0.844747071</text:p>
          </table:table-cell>
          <table:table-cell office:value-type="float" office:value="0.6385623003194888" table:formula="of:=[.M52]/[.$A52]" table:style-name="ce1">
            <text:p>0.6385623</text:p>
          </table:table-cell>
          <table:table-cell office:value-type="float" office:value="0.51395207667731624" table:formula="of:=[.N52]/[.$A52]" table:style-name="ce1">
            <text:p>0.513952077</text:p>
          </table:table-cell>
          <table:table-cell office:value-type="float" office:value="0.46354739084132057" table:formula="of:=[.O52]/[.$A52]" table:style-name="ce1">
            <text:p>0.463547391</text:p>
          </table:table-cell>
          <table:table-cell office:value-type="float" office:value="0.45674281150159746" table:formula="of:=[.P52]/[.$A52]" table:style-name="ce1">
            <text:p>0.456742812</text:p>
          </table:table-cell>
          <table:table-cell office:value-type="float" office:value="0.43930085197018104" table:formula="of:=[.Q52]/[.$A52]" table:style-name="ce1">
            <text:p>0.439300852</text:p>
          </table:table-cell>
          <table:table-cell office:value-type="float" office:value="0.46001970181043661" table:formula="of:=[.R52]/[.$A52]" table:style-name="ce1">
            <text:p>0.460019702</text:p>
          </table:table-cell>
          <table:table-cell office:value-type="float" office:value="0.48634078807241748" table:formula="of:=[.S52]/[.$A52]" table:style-name="ce1">
            <text:p>0.48634078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656698113207547" table:formula="of:=[.B53]/[.$A53]" table:style-name="ce1">
            <text:p>1.265669811</text:p>
          </table:table-cell>
          <table:table-cell office:value-type="float" office:value="0.84769481132075475" table:formula="of:=[.C53]/[.$A53]" table:style-name="ce1">
            <text:p>0.847694811</text:p>
          </table:table-cell>
          <table:table-cell office:value-type="float" office:value="0.63817924528301884" table:formula="of:=[.D53]/[.$A53]" table:style-name="ce1">
            <text:p>0.638179245</text:p>
          </table:table-cell>
          <table:table-cell office:value-type="float" office:value="0.51637452830188679" table:formula="of:=[.E53]/[.$A53]" table:style-name="ce1">
            <text:p>0.516374528</text:p>
          </table:table-cell>
          <table:table-cell office:value-type="float" office:value="0.4287698113207547" table:formula="of:=[.F53]/[.$A53]" table:style-name="ce1">
            <text:p>0.428769811</text:p>
          </table:table-cell>
          <table:table-cell office:value-type="float" office:value="0.37140283018867926" table:formula="of:=[.G53]/[.$A53]" table:style-name="ce1">
            <text:p>0.37140283</text:p>
          </table:table-cell>
          <table:table-cell office:value-type="float" office:value="0.34805141509433962" table:formula="of:=[.H53]/[.$A53]" table:style-name="ce1">
            <text:p>0.348051415</text:p>
          </table:table-cell>
          <table:table-cell office:value-type="float" office:value="0.37584198113207545" table:formula="of:=[.I53]/[.$A53]" table:style-name="ce1">
            <text:p>0.375841981</text:p>
          </table:table-cell>
          <table:table-cell office:value-type="float" office:value="0.34580047169811323" table:formula="of:=[.J53]/[.$A53]" table:style-name="ce1">
            <text:p>0.345800472</text:p>
          </table:table-cell>
          <table:table-cell office:value-type="float" office:value="1.2623099056603773" table:formula="of:=[.K53]/[.$A53]" table:style-name="ce1">
            <text:p>1.262309906</text:p>
          </table:table-cell>
          <table:table-cell office:value-type="float" office:value="0.84630094339622641" table:formula="of:=[.L53]/[.$A53]" table:style-name="ce1">
            <text:p>0.846300943</text:p>
          </table:table-cell>
          <table:table-cell office:value-type="float" office:value="0.63701792452830186" table:formula="of:=[.M53]/[.$A53]" table:style-name="ce1">
            <text:p>0.637017925</text:p>
          </table:table-cell>
          <table:table-cell office:value-type="float" office:value="0.51339245283018864" table:formula="of:=[.N53]/[.$A53]" table:style-name="ce1">
            <text:p>0.513392453</text:p>
          </table:table-cell>
          <table:table-cell office:value-type="float" office:value="0.43156792452830189" table:formula="of:=[.O53]/[.$A53]" table:style-name="ce1">
            <text:p>0.431567925</text:p>
          </table:table-cell>
          <table:table-cell office:value-type="float" office:value="0.42177500000000001" table:formula="of:=[.P53]/[.$A53]" table:style-name="ce1">
            <text:p>0.421775</text:p>
          </table:table-cell>
          <table:table-cell office:value-type="float" office:value="0.43843584905660377" table:formula="of:=[.Q53]/[.$A53]" table:style-name="ce1">
            <text:p>0.438435849</text:p>
          </table:table-cell>
          <table:table-cell office:value-type="float" office:value="0.46018962264150942" table:formula="of:=[.R53]/[.$A53]" table:style-name="ce1">
            <text:p>0.460189623</text:p>
          </table:table-cell>
          <table:table-cell office:value-type="float" office:value="0.48528301886792452" table:formula="of:=[.S53]/[.$A53]" table:style-name="ce1">
            <text:p>0.48528301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667203366058906" table:formula="of:=[.B54]/[.$A54]" table:style-name="ce1">
            <text:p>1.266720337</text:p>
          </table:table-cell>
          <table:table-cell office:value-type="float" office:value="0.87177896213183725" table:formula="of:=[.C54]/[.$A54]" table:style-name="ce1">
            <text:p>0.871778962</text:p>
          </table:table-cell>
          <table:table-cell office:value-type="float" office:value="0.63841220196353432" table:formula="of:=[.D54]/[.$A54]" table:style-name="ce1">
            <text:p>0.638412202</text:p>
          </table:table-cell>
          <table:table-cell office:value-type="float" office:value="0.51630378681626932" table:formula="of:=[.E54]/[.$A54]" table:style-name="ce1">
            <text:p>0.516303787</text:p>
          </table:table-cell>
          <table:table-cell office:value-type="float" office:value="0.42854221598877978" table:formula="of:=[.F54]/[.$A54]" table:style-name="ce1">
            <text:p>0.428542216</text:p>
          </table:table-cell>
          <table:table-cell office:value-type="float" office:value="0.37063927068723701" table:formula="of:=[.G54]/[.$A54]" table:style-name="ce1">
            <text:p>0.370639271</text:p>
          </table:table-cell>
          <table:table-cell office:value-type="float" office:value="0.34778793828892007" table:formula="of:=[.H54]/[.$A54]" table:style-name="ce1">
            <text:p>0.347787938</text:p>
          </table:table-cell>
          <table:table-cell office:value-type="float" office:value="0.34707559607293126" table:formula="of:=[.I54]/[.$A54]" table:style-name="ce1">
            <text:p>0.347075596</text:p>
          </table:table-cell>
          <table:table-cell office:value-type="float" office:value="0.34901570827489481" table:formula="of:=[.J54]/[.$A54]" table:style-name="ce1">
            <text:p>0.349015708</text:p>
          </table:table-cell>
          <table:table-cell office:value-type="float" office:value="1.2631859747545582" table:formula="of:=[.K54]/[.$A54]" table:style-name="ce1">
            <text:p>1.263185975</text:p>
          </table:table-cell>
          <table:table-cell office:value-type="float" office:value="0.84569705469845724" table:formula="of:=[.L54]/[.$A54]" table:style-name="ce1">
            <text:p>0.845697055</text:p>
          </table:table-cell>
          <table:table-cell office:value-type="float" office:value="0.63872650771388495" table:formula="of:=[.M54]/[.$A54]" table:style-name="ce1">
            <text:p>0.638726508</text:p>
          </table:table-cell>
          <table:table-cell office:value-type="float" office:value="0.51323983169705467" table:formula="of:=[.N54]/[.$A54]" table:style-name="ce1">
            <text:p>0.513239832</text:p>
          </table:table-cell>
          <table:table-cell office:value-type="float" office:value="0.43085217391304348" table:formula="of:=[.O54]/[.$A54]" table:style-name="ce1">
            <text:p>0.430852174</text:p>
          </table:table-cell>
          <table:table-cell office:value-type="float" office:value="0.44296914446002805" table:formula="of:=[.P54]/[.$A54]" table:style-name="ce1">
            <text:p>0.442969144</text:p>
          </table:table-cell>
          <table:table-cell office:value-type="float" office:value="0.43879901823281908" table:formula="of:=[.Q54]/[.$A54]" table:style-name="ce1">
            <text:p>0.438799018</text:p>
          </table:table-cell>
          <table:table-cell office:value-type="float" office:value="0.45870967741935481" table:formula="of:=[.R54]/[.$A54]" table:style-name="ce1">
            <text:p>0.458709677</text:p>
          </table:table-cell>
          <table:table-cell office:value-type="float" office:value="0.48519971949509116" table:formula="of:=[.S54]/[.$A54]" table:style-name="ce1">
            <text:p>0.48519971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float" office:value="1.2696918429003021" table:formula="of:=[.B55]/[.$A55]" table:style-name="ce1">
            <text:p>1.269691843</text:p>
          </table:table-cell>
          <table:table-cell office:value-type="float" office:value="0.87345015105740176" table:formula="of:=[.C55]/[.$A55]" table:style-name="ce1">
            <text:p>0.873450151</text:p>
          </table:table-cell>
          <table:table-cell office:value-type="float" office:value="0.63934894259818731" table:formula="of:=[.D55]/[.$A55]" table:style-name="ce1">
            <text:p>0.639348943</text:p>
          </table:table-cell>
          <table:table-cell office:value-type="float" office:value="0.51646865558912392" table:formula="of:=[.E55]/[.$A55]" table:style-name="ce1">
            <text:p>0.516468656</text:p>
          </table:table-cell>
          <table:table-cell office:value-type="float" office:value="0.42897620845921453" table:formula="of:=[.F55]/[.$A55]" table:style-name="ce1">
            <text:p>0.428976208</text:p>
          </table:table-cell>
          <table:table-cell office:value-type="float" office:value="0.37188670694864051" table:formula="of:=[.G55]/[.$A55]" table:style-name="ce1">
            <text:p>0.371886707</text:p>
          </table:table-cell>
          <table:table-cell office:value-type="float" office:value="0.34814728096676739" table:formula="of:=[.H55]/[.$A55]" table:style-name="ce1">
            <text:p>0.348147281</text:p>
          </table:table-cell>
          <table:table-cell office:value-type="float" office:value="0.34922734138972811" table:formula="of:=[.I55]/[.$A55]" table:style-name="ce1">
            <text:p>0.349227341</text:p>
          </table:table-cell>
          <table:table-cell office:value-type="float" office:value="0.34795883685800605" table:formula="of:=[.J55]/[.$A55]" table:style-name="ce1">
            <text:p>0.347958837</text:p>
          </table:table-cell>
          <table:table-cell office:value-type="float" office:value="1.266066087613293" table:formula="of:=[.K55]/[.$A55]" table:style-name="ce1">
            <text:p>1.266066088</text:p>
          </table:table-cell>
          <table:table-cell office:value-type="float" office:value="0.84760309667673717" table:formula="of:=[.L55]/[.$A55]" table:style-name="ce1">
            <text:p>0.847603097</text:p>
          </table:table-cell>
          <table:table-cell office:value-type="float" office:value="0.63779191842900307" table:formula="of:=[.M55]/[.$A55]" table:style-name="ce1">
            <text:p>0.637791918</text:p>
          </table:table-cell>
          <table:table-cell office:value-type="float" office:value="0.51344146525679757" table:formula="of:=[.N55]/[.$A55]" table:style-name="ce1">
            <text:p>0.513441465</text:p>
          </table:table-cell>
          <table:table-cell office:value-type="float" office:value="0.43189010574018127" table:formula="of:=[.O55]/[.$A55]" table:style-name="ce1">
            <text:p>0.431890106</text:p>
          </table:table-cell>
          <table:table-cell office:value-type="float" office:value="0.44403851963746221" table:formula="of:=[.P55]/[.$A55]" table:style-name="ce1">
            <text:p>0.44403852</text:p>
          </table:table-cell>
          <table:table-cell office:value-type="float" office:value="0.44647847432024168" table:formula="of:=[.Q55]/[.$A55]" table:style-name="ce1">
            <text:p>0.446478474</text:p>
          </table:table-cell>
          <table:table-cell office:value-type="float" office:value="0.46789199395770392" table:formula="of:=[.R55]/[.$A55]" table:style-name="ce1">
            <text:p>0.467891994</text:p>
          </table:table-cell>
          <table:table-cell office:value-type="float" office:value="0.48990785498489425" table:formula="of:=[.S55]/[.$A55]" table:style-name="ce1">
            <text:p>0.489907855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nrolling Facto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verage CPE (Reassociative Transform)</text:p>
          </table:table-cell>
          <table:table-cell office:value-type="float" office:value="1.4047471623595842" table:formula="of:=AVERAGE([.K59:.K78])" table:style-name="ce1">
            <text:p>1.404747162</text:p>
          </table:table-cell>
          <table:table-cell office:value-type="float" office:value="1.077076885250777" table:formula="of:=AVERAGE([.L59:.L78])" table:style-name="ce1">
            <text:p>1.077076885</text:p>
          </table:table-cell>
          <table:table-cell office:value-type="float" office:value="0.89248805826685351" table:formula="of:=AVERAGE([.M59:.M78])" table:style-name="ce1">
            <text:p>0.892488058</text:p>
          </table:table-cell>
          <table:table-cell office:value-type="float" office:value="0.83150567762566929" table:formula="of:=AVERAGE([.N59:.N78])" table:style-name="ce1">
            <text:p>0.831505678</text:p>
          </table:table-cell>
          <table:table-cell office:value-type="float" office:value="0.75041061389930597" table:formula="of:=AVERAGE([.O59:.O78])" table:style-name="ce1">
            <text:p>0.750410614</text:p>
          </table:table-cell>
          <table:table-cell office:value-type="float" office:value="0.76148874013849288" table:formula="of:=AVERAGE([.P59:.P78])" table:style-name="ce1">
            <text:p>0.76148874</text:p>
          </table:table-cell>
          <table:table-cell office:value-type="float" office:value="0.77817172872434559" table:formula="of:=AVERAGE([.Q59:.Q78])" table:style-name="ce1">
            <text:p>0.778171729</text:p>
          </table:table-cell>
          <table:table-cell office:value-type="float" office:value="0.81552614735601847" table:formula="of:=AVERAGE([.R59:.R78])" table:style-name="ce1">
            <text:p>0.815526147</text:p>
          </table:table-cell>
          <table:table-cell office:value-type="float" office:value="0.81092494914596291" table:formula="of:=AVERAGE([.S59:.S78])" table:style-name="ce1">
            <text:p>0.8109249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verage CPE (Multiple Accumulators)</text:p>
          </table:table-cell>
          <table:table-cell office:value-type="float" office:value="1.4263291636362083" table:formula="of:=AVERAGE([.B59:.B78])" table:style-name="ce1">
            <text:p>1.426329164</text:p>
          </table:table-cell>
          <table:table-cell office:value-type="float" office:value="1.0845278644697804" table:formula="of:=AVERAGE([.C59:.C78])" table:style-name="ce1">
            <text:p>1.084527864</text:p>
          </table:table-cell>
          <table:table-cell office:value-type="float" office:value="1.022212007537306" table:formula="of:=AVERAGE([.D59:.D78])" table:style-name="ce1">
            <text:p>1.022212008</text:p>
          </table:table-cell>
          <table:table-cell office:value-type="float" office:value="0.80197544950144195" table:formula="of:=AVERAGE([.E59:.E78])" table:style-name="ce1">
            <text:p>0.80197545</text:p>
          </table:table-cell>
          <table:table-cell office:value-type="float" office:value="0.74725702651326897" table:formula="of:=AVERAGE([.F59:.F78])" table:style-name="ce1">
            <text:p>0.747257027</text:p>
          </table:table-cell>
          <table:table-cell office:value-type="float" office:value="0.87826846799928027" table:formula="of:=AVERAGE([.G59:.G78])" table:style-name="ce1">
            <text:p>0.878268468</text:p>
          </table:table-cell>
          <table:table-cell office:value-type="float" office:value="0.78427334125888692" table:formula="of:=AVERAGE([.H59:.H78])" table:style-name="ce1">
            <text:p>0.784273341</text:p>
          </table:table-cell>
          <table:table-cell office:value-type="float" office:value="0.82485594119765937" table:formula="of:=AVERAGE([.I59:.I78])" table:style-name="ce1">
            <text:p>0.824855941</text:p>
          </table:table-cell>
          <table:table-cell office:value-type="float" office:value="0.88182633603483929" table:formula="of:=AVERAGE([.J59:.J78])" table:style-name="ce1">
            <text:p>0.88182633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" draw:id="id1" draw:style-name="a1" draw:name="Chart 3" svg:x="0.33854in" svg:y="0.18229in" svg:width="7.65104in" svg:height="4.28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Josh Yeh</dc:creator>
    <meta:creation-date>2025-02-09T05:18:45Z</meta:creation-date>
    <dc:date>2025-02-11T12:18:4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in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00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d3a4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4010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4016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95f8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93.3748031496062pt" svg:width="648.7502362204724pt" chart:style-name="Crt0">
        <chart:title chart:style-name="CT00">
          <text:p text:style-name="a0" text:class-names="" text:cond-style-name="">Multiple Accumulator: 2-10</text:p>
        </chart:title>
        <chart:legend style:legend-expansion="custom" style:legend-expansion-aspect-ratio="10.327864438075821" svg:width="507.36pt" svg:height="49.12535433070866pt" svg:x="70.69511811023622pt" svg:y="340.2494488188976pt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P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g(Array Size)</text:p>
            </chart:title>
            <chart:grid chart:class="major" chart:style-name="GMa1"/>
          </chart:axis>
          <chart:series chart:label-cell-address="1c.$B$58" chart:values-cell-range-address="1c.$B$59:.$B$78" chart:class="chart:scatter" chart:attached-axis="primary-y" chart:style-name="G0S0">
            <chart:domain table:cell-range-address="1c.$A$36:.$A$55"/>
            <chart:data-point chart:repeated="20"/>
          </chart:series>
          <chart:series chart:label-cell-address="1c.$C$58" chart:values-cell-range-address="1c.$C$59:.$C$78" chart:class="chart:scatter" chart:attached-axis="primary-y" chart:style-name="G0S1">
            <chart:domain table:cell-range-address="1c.$A$36:.$A$55"/>
            <chart:data-point chart:repeated="20"/>
          </chart:series>
          <chart:series chart:label-cell-address="1c.$D$58" chart:values-cell-range-address="1c.$D$59:.$D$78" chart:class="chart:scatter" chart:attached-axis="primary-y" chart:style-name="G0S2">
            <chart:domain table:cell-range-address="1c.$A$36:.$A$55"/>
            <chart:data-point chart:repeated="20"/>
          </chart:series>
          <chart:series chart:label-cell-address="1c.$E$58" chart:values-cell-range-address="1c.$E$59:.$E$78" chart:class="chart:scatter" chart:attached-axis="primary-y" chart:style-name="G0S3">
            <chart:domain table:cell-range-address="1c.$A$36:.$A$55"/>
            <chart:data-point chart:repeated="20"/>
          </chart:series>
          <chart:series chart:label-cell-address="1c.$F$58" chart:values-cell-range-address="1c.$F$59:.$F$78" chart:class="chart:scatter" chart:attached-axis="primary-y" chart:style-name="G0S4">
            <chart:domain table:cell-range-address="1c.$A$36:.$A$55"/>
            <chart:data-point chart:repeated="20"/>
          </chart:series>
          <chart:series chart:label-cell-address="1c.$G$58" chart:values-cell-range-address="1c.$G$59:.$G$78" chart:class="chart:scatter" chart:attached-axis="primary-y" chart:style-name="G0S5">
            <chart:domain table:cell-range-address="1c.$A$36:.$A$55"/>
            <chart:data-point chart:repeated="20"/>
          </chart:series>
          <chart:series chart:label-cell-address="1c.$H$58" chart:values-cell-range-address="1c.$H$59:.$H$78" chart:class="chart:scatter" chart:attached-axis="primary-y" chart:style-name="G0S6">
            <chart:domain table:cell-range-address="1c.$A$36:.$A$55"/>
            <chart:data-point chart:repeated="20"/>
          </chart:series>
          <chart:series chart:label-cell-address="1c.$I$58" chart:values-cell-range-address="1c.$I$59:.$I$78" chart:class="chart:scatter" chart:attached-axis="primary-y" chart:style-name="G0S7">
            <chart:domain table:cell-range-address="1c.$A$36:.$A$55"/>
            <chart:data-point chart:repeated="20"/>
          </chart:series>
          <chart:series chart:label-cell-address="1c.$J$58" chart:values-cell-range-address="1c.$J$59:.$J$78" chart:class="chart:scatter" chart:attached-axis="primary-y" chart:style-name="G0S8">
            <chart:domain table:cell-range-address="1c.$A$36:.$A$55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08.6251181102362pt" svg:width="550.8751181102363pt" chart:style-name="Crt0">
        <chart:title chart:style-name="CT00">
          <text:p text:style-name="a0" text:class-names="" text:cond-style-name="">Average CPE vs Unrolling Factors</text:p>
        </chart:title>
        <chart:legend chart:legend-position="bottom" chart:legend-align="center" chart:style-name="Lgnd"/>
        <chart:plot-area svg:x="28.36755905511811pt" svg:y="26.02748031496063pt" svg:width="516.7987401574803pt" svg:height="248.6518110236221pt" chart:style-name="Plt0">
          <chart:axis chart:dimension="x" chart:name="primary-x" chart:style-name="Axs0">
            <chart:title chart:style-name="AT00">
              <text:p text:style-name="a1" text:class-names="" text:cond-style-name="">Unrolling Factor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PE</text:p>
            </chart:title>
            <chart:grid chart:class="major" chart:style-name="GMa1"/>
          </chart:axis>
          <chart:series chart:label-cell-address="1c.$A$82" chart:values-cell-range-address="1c.$B$82:.$J$82" chart:class="chart:scatter" chart:attached-axis="primary-y" chart:style-name="G0S0">
            <chart:domain table:cell-range-address="1c.$B$80:.$J$80"/>
            <chart:data-point chart:repeated="9"/>
          </chart:series>
          <chart:series chart:label-cell-address="1c.$A$81" chart:values-cell-range-address="1c.$B$81:.$J$81" chart:class="chart:scatter" chart:attached-axis="primary-y" chart:style-name="G0S1">
            <chart:domain table:cell-range-address="1c.$B$80:.$J$80"/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